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8in"/>
    </style:style>
    <style:style style:name="co2" style:family="table-column">
      <style:table-column-properties fo:break-before="auto" style:column-width="2.4063in"/>
    </style:style>
    <style:style style:name="co3" style:family="table-column">
      <style:table-column-properties fo:break-before="auto" style:column-width="2.1874in"/>
    </style:style>
    <style:style style:name="co4" style:family="table-column">
      <style:table-column-properties fo:break-before="auto" style:column-width="3.6874in"/>
    </style:style>
    <style:style style:name="co5" style:family="table-column">
      <style:table-column-properties fo:break-before="auto" style:column-width="2.25in"/>
    </style:style>
    <style:style style:name="co6" style:family="table-column">
      <style:table-column-properties fo:break-before="auto" style:column-width="2.3335in"/>
    </style:style>
    <style:style style:name="co7" style:family="table-column">
      <style:table-column-properties fo:break-before="auto" style:column-width="1.6874in"/>
    </style:style>
    <style:style style:name="co8" style:family="table-column">
      <style:table-column-properties fo:break-before="auto" style:column-width="3.4165in"/>
    </style:style>
    <style:style style:name="co9" style:family="table-column">
      <style:table-column-properties fo:break-before="auto" style:column-width="0.6665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6.3638in" fo:break-before="auto" style:use-optimal-row-height="true"/>
    </style:style>
    <style:style style:name="ro5" style:family="table-row">
      <style:table-row-properties style:row-height="5.8043in" fo:break-before="auto" style:use-optimal-row-height="true"/>
    </style:style>
    <style:style style:name="ro6" style:family="table-row">
      <style:table-row-properties style:row-height="5.9902in" fo:break-before="auto" style:use-optimal-row-height="true"/>
    </style:style>
    <style:style style:name="ro7" style:family="table-row">
      <style:table-row-properties style:row-height="2.8189in" fo:break-before="auto" style:use-optimal-row-height="true"/>
    </style:style>
    <style:style style:name="ro8" style:family="table-row">
      <style:table-row-properties style:row-height="0.5799in" fo:break-before="auto" style:use-optimal-row-height="true"/>
    </style:style>
    <style:style style:name="ro9" style:family="table-row">
      <style:table-row-properties style:row-height="0.7665in" fo:break-before="auto" style:use-optimal-row-height="true"/>
    </style:style>
    <style:style style:name="ro10" style:family="table-row">
      <style:table-row-properties style:row-height="1.1398in" fo:break-before="auto" style:use-optimal-row-height="true"/>
    </style:style>
    <style:style style:name="ro11" style:family="table-row">
      <style:table-row-properties style:row-height="2.4457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wrap-option="wrap" style:vertical-align="automatic"/>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6" table:default-cell-style-name="ce1"/>
        <table:table-row table:style-name="ro1">
          <table:table-cell office:value-type="float" office:value="7">
            <text:p>7</text:p>
          </table:table-cell>
          <table:table-cell office:value-type="string">
            <text:p>en_EN</text:p>
          </table:table-cell>
          <table:table-cell office:value-type="string">
            <text:p>fi_FI</text:p>
          </table:table-cell>
          <table:table-cell office:value-type="string">
            <text:p>es_ES</text:p>
          </table:table-cell>
          <table:table-cell office:value-type="string">
            <text:p>de_DE</text:p>
          </table:table-cell>
          <table:table-cell office:value-type="string">
            <text:p>pt_PT</text:p>
          </table:table-cell>
          <table:table-cell office:value-type="string">
            <text:p>fr_FR</text:p>
          </table:table-cell>
          <table:table-cell office:value-type="string">
            <text:p>it_IT</text:p>
          </table:table-cell>
          <table:table-cell table:number-columns-repeated="1016"/>
        </table:table-row>
        <table:table-row table:style-name="ro1">
          <table:table-cell office:value-type="string">
            <text:p>UI_LimitBreakPrompt</text:p>
          </table:table-cell>
          <table:table-cell office:value-type="string">
            <text:p>Press to activate ultimate power!</text:p>
          </table:table-cell>
          <table:table-cell office:value-type="string">
            <text:p>Paina nappulaa :P</text:p>
          </table:table-cell>
          <table:table-cell office:value-type="string">
            <text:p>presiona el botón</text:p>
          </table:table-cell>
          <table:table-cell office:value-type="string">
            <text:p>Drücken Sie, um die ultimative Kraft zu aktivieren!</text:p>
          </table:table-cell>
          <table:table-cell office:value-type="string">
            <text:p>Prima para activar a potência máxima!</text:p>
          </table:table-cell>
          <table:table-cell office:value-type="string">
            <text:p>Appuyez pour activer la puissance ultime!</text:p>
          </table:table-cell>
          <table:table-cell office:value-type="string">
            <text:p>Premere per attivare la potenza massima!</text:p>
          </table:table-cell>
          <table:table-cell table:number-columns-repeated="1016"/>
        </table:table-row>
        <table:table-row table:style-name="ro2">
          <table:table-cell office:value-type="string">
            <text:p>UI_LimitBreakNotification</text:p>
          </table:table-cell>
          <table:table-cell office:value-type="string">
            <text:p>ULTIMATE POWER!</text:p>
          </table:table-cell>
          <table:table-cell office:value-type="string">
            <text:p>Nabbula baineddu :DD</text:p>
          </table:table-cell>
          <table:table-cell office:value-type="string">
            <text:p>Poder ultimo</text:p>
          </table:table-cell>
          <table:table-cell table:style-name="ce2" office:value-type="string">
            <text:p>ULTIMATIVE KRAFT!</text:p>
          </table:table-cell>
          <table:table-cell office:value-type="string">
            <text:p>PODER FINAL!</text:p>
          </table:table-cell>
          <table:table-cell office:value-type="string">
            <text:p>POUVOIR ULTIME!</text:p>
          </table:table-cell>
          <table:table-cell office:value-type="string">
            <text:p>Potere ultimo!</text:p>
          </table:table-cell>
          <table:table-cell table:number-columns-repeated="1016"/>
        </table:table-row>
        <table:table-row table:style-name="ro2">
          <table:table-cell office:value-type="string">
            <text:p>UI_SCORE_COMPTIME</text:p>
          </table:table-cell>
          <table:table-cell office:value-type="string">
            <text:p>Completion Time</text:p>
          </table:table-cell>
          <table:table-cell office:value-type="string">
            <text:p>Suoritusaika</text:p>
          </table:table-cell>
          <table:table-cell office:value-type="string">
            <text:p>Tiempo De Finalización</text:p>
          </table:table-cell>
          <table:table-cell table:style-name="ce2" office:value-type="string">
            <text:p>Fertigstellungszeit</text:p>
          </table:table-cell>
          <table:table-cell office:value-type="string">
            <text:p>Tempo de Conclusão</text:p>
          </table:table-cell>
          <table:table-cell office:value-type="string">
            <text:p>Le Temps d'Achèvement</text:p>
          </table:table-cell>
          <table:table-cell office:value-type="string">
            <text:p>Tempo di Completamento</text:p>
          </table:table-cell>
          <table:table-cell table:number-columns-repeated="1016"/>
        </table:table-row>
        <table:table-row table:style-name="ro1">
          <table:table-cell office:value-type="string">
            <text:p>UI_SCORE_HITSTAKEN</text:p>
          </table:table-cell>
          <table:table-cell office:value-type="string">
            <text:p>Hits Taken</text:p>
          </table:table-cell>
          <table:table-cell office:value-type="string">
            <text:p>Osumia otettu</text:p>
          </table:table-cell>
          <table:table-cell office:value-type="string">
            <text:p>Hits Tomados</text:p>
          </table:table-cell>
          <table:table-cell office:value-type="string">
            <text:p>Hits Getroffen</text:p>
          </table:table-cell>
          <table:table-cell office:value-type="string">
            <text:p>Hits Tomados</text:p>
          </table:table-cell>
          <table:table-cell office:value-type="string">
            <text:p>Hits Pris</text:p>
          </table:table-cell>
          <table:table-cell office:value-type="string">
            <text:p>Colpi Effettuati</text:p>
          </table:table-cell>
          <table:table-cell table:number-columns-repeated="1016"/>
        </table:table-row>
        <table:table-row table:style-name="ro1">
          <table:table-cell office:value-type="string">
            <text:p>UI_SCORE_TOTALTIME</text:p>
          </table:table-cell>
          <table:table-cell office:value-type="string">
            <text:p>Final Clear Time</text:p>
          </table:table-cell>
          <table:table-cell office:value-type="string">
            <text:p>Yhteenlaskettu aika</text:p>
          </table:table-cell>
          <table:table-cell office:value-type="string">
            <text:p>Tiempo Final Para Borrar</text:p>
          </table:table-cell>
          <table:table-cell office:value-type="string">
            <text:p>Endgültige Zeit</text:p>
          </table:table-cell>
          <table:table-cell office:value-type="string">
            <text:p>Tempo Final de Limpeza</text:p>
          </table:table-cell>
          <table:table-cell office:value-type="string">
            <text:p>Temps Clair Final</text:p>
          </table:table-cell>
          <table:table-cell office:value-type="string">
            <text:p>Tempo Libero Finale</text:p>
          </table:table-cell>
          <table:table-cell table:number-columns-repeated="1016"/>
        </table:table-row>
        <table:table-row table:style-name="ro1">
          <table:table-cell office:value-type="string">
            <text:p>UI_SCORE_TEASER</text:p>
          </table:table-cell>
          <table:table-cell table:number-columns-repeated="7" office:value-type="string">
            <text:p>{0}: {1}</text:p>
          </table:table-cell>
          <table:table-cell table:number-columns-repeated="1016"/>
        </table:table-row>
        <table:table-row table:style-name="ro1">
          <table:table-cell office:value-type="string">
            <text:p>UI_ROOM_KITCHEN_1</text:p>
          </table:table-cell>
          <table:table-cell office:value-type="string">
            <text:p>Automatoned Diner</text:p>
          </table:table-cell>
          <table:table-cell office:value-type="string">
            <text:p>Koneiden kahvila</text:p>
          </table:table-cell>
          <table:table-cell office:value-type="string">
            <text:p>Café de Machcines</text:p>
          </table:table-cell>
          <table:table-cell office:value-type="string">
            <text:p>Automatisierte Diner</text:p>
          </table:table-cell>
          <table:table-cell office:value-type="string">
            <text:p>Jantar Automatizado</text:p>
          </table:table-cell>
          <table:table-cell office:value-type="string">
            <text:p>Diner Automatisé</text:p>
          </table:table-cell>
          <table:table-cell office:value-type="string">
            <text:p>Cenone Automatico</text:p>
          </table:table-cell>
          <table:table-cell table:number-columns-repeated="1016"/>
        </table:table-row>
        <table:table-row table:style-name="ro1">
          <table:table-cell office:value-type="string">
            <text:p>UI_ROOM_KITCHEN_2</text:p>
          </table:table-cell>
          <table:table-cell office:value-type="string">
            <text:p>Clockwork Express</text:p>
          </table:table-cell>
          <table:table-cell office:value-type="string">
            <text:p>Ratahuone</text:p>
          </table:table-cell>
          <table:table-cell office:value-type="string">
            <text:p>Cogexpress</text:p>
          </table:table-cell>
          <table:table-cell office:value-type="string">
            <text:p>Uhrwerk Ausdrücklich</text:p>
          </table:table-cell>
          <table:table-cell office:value-type="string">
            <text:p>Relógio Expresso</text:p>
          </table:table-cell>
          <table:table-cell office:value-type="string">
            <text:p>Express Mécanique</text:p>
          </table:table-cell>
          <table:table-cell office:value-type="string">
            <text:p>Orologio Espresso</text:p>
          </table:table-cell>
          <table:table-cell table:number-columns-repeated="1016"/>
        </table:table-row>
        <table:table-row table:style-name="ro1">
          <table:table-cell office:value-type="string">
            <text:p>UI_ROOM_KITCHEN_3</text:p>
          </table:table-cell>
          <table:table-cell office:value-type="string">
            <text:p>Hall of Inconvenience</text:p>
          </table:table-cell>
          <table:table-cell office:value-type="string">
            <text:p>Logistinen Painajainen</text:p>
          </table:table-cell>
          <table:table-cell office:value-type="string">
            <text:p>Hall Inconveniente</text:p>
          </table:table-cell>
          <table:table-cell office:value-type="string">
            <text:p>Hall of Unbequemlichkeit</text:p>
          </table:table-cell>
          <table:table-cell office:value-type="string">
            <text:p>Hall da Inconveniência</text:p>
          </table:table-cell>
          <table:table-cell office:value-type="string">
            <text:p>Salle des Inconvénients</text:p>
          </table:table-cell>
          <table:table-cell office:value-type="string">
            <text:p>Sala di Disagio</text:p>
          </table:table-cell>
          <table:table-cell table:number-columns-repeated="1016"/>
        </table:table-row>
        <table:table-row table:style-name="ro1">
          <table:table-cell office:value-type="string">
            <text:p>UI_ROOM_KITCHEN_BOSS</text:p>
          </table:table-cell>
          <table:table-cell office:value-type="string">
            <text:p>The Iron Chef</text:p>
          </table:table-cell>
          <table:table-cell office:value-type="string">
            <text:p>Iron Chef</text:p>
          </table:table-cell>
          <table:table-cell office:value-type="string">
            <text:p>El Chef De Hierro</text:p>
          </table:table-cell>
          <table:table-cell office:value-type="string">
            <text:p>Der Eiserne Chef</text:p>
          </table:table-cell>
          <table:table-cell office:value-type="string">
            <text:p>O Cozinheiro Chefe de Ferro</text:p>
          </table:table-cell>
          <table:table-cell office:value-type="string">
            <text:p>Le Chef de Fer</text:p>
          </table:table-cell>
          <table:table-cell office:value-type="string">
            <text:p>Lo Chef Del Ferro</text:p>
          </table:table-cell>
          <table:table-cell table:number-columns-repeated="1016"/>
        </table:table-row>
        <table:table-row table:style-name="ro1">
          <table:table-cell office:value-type="string">
            <text:p>UI_ROOM_CELLAR_1</text:p>
          </table:table-cell>
          <table:table-cell office:value-type="string">
            <text:p>Apprentice's Cellar</text:p>
          </table:table-cell>
          <table:table-cell office:value-type="string">
            <text:p>Oppipojan kellari</text:p>
          </table:table-cell>
          <table:table-cell office:value-type="string">
            <text:p>Bodega Del Aprendiz</text:p>
          </table:table-cell>
          <table:table-cell office:value-type="string">
            <text:p>Lehrlingskeller</text:p>
          </table:table-cell>
          <table:table-cell office:value-type="string">
            <text:p>Adega do Aprendiz</text:p>
          </table:table-cell>
          <table:table-cell office:value-type="string">
            <text:p>Cave Aux Apprentis</text:p>
          </table:table-cell>
          <table:table-cell office:value-type="string">
            <text:p>Cantina Apprendista</text:p>
          </table:table-cell>
          <table:table-cell table:number-columns-repeated="1016"/>
        </table:table-row>
        <table:table-row table:style-name="ro1">
          <table:table-cell office:value-type="string">
            <text:p>UI_ROOM_CELLAR_2</text:p>
          </table:table-cell>
          <table:table-cell office:value-type="string">
            <text:p>Wet Treasures</text:p>
          </table:table-cell>
          <table:table-cell office:value-type="string">
            <text:p>Sitä märkää</text:p>
          </table:table-cell>
          <table:table-cell office:value-type="string">
            <text:p>Tesoros Húmedos</text:p>
          </table:table-cell>
          <table:table-cell office:value-type="string">
            <text:p>Nasse Schätze</text:p>
          </table:table-cell>
          <table:table-cell office:value-type="string">
            <text:p>Tesouros Molhados</text:p>
          </table:table-cell>
          <table:table-cell office:value-type="string">
            <text:p>Trésors Humides</text:p>
          </table:table-cell>
          <table:table-cell office:value-type="string">
            <text:p>Tesori Bagnati</text:p>
          </table:table-cell>
          <table:table-cell table:number-columns-repeated="1016"/>
        </table:table-row>
        <table:table-row table:style-name="ro1">
          <table:table-cell office:value-type="string">
            <text:p>UI_ROOM_CELLAR_BOSS</text:p>
          </table:table-cell>
          <table:table-cell office:value-type="string">
            <text:p>Slime of Death</text:p>
          </table:table-cell>
          <table:table-cell office:value-type="string">
            <text:p>Kuoleman Lima</text:p>
          </table:table-cell>
          <table:table-cell office:value-type="string">
            <text:p>Limo De La Muerte</text:p>
          </table:table-cell>
          <table:table-cell office:value-type="string">
            <text:p>Schleim des Todes</text:p>
          </table:table-cell>
          <table:table-cell office:value-type="string">
            <text:p>Slime da Morte</text:p>
          </table:table-cell>
          <table:table-cell office:value-type="string">
            <text:p>Boue de Mort</text:p>
          </table:table-cell>
          <table:table-cell office:value-type="string">
            <text:p>La Melma Della Morte</text:p>
          </table:table-cell>
          <table:table-cell table:number-columns-repeated="1016"/>
        </table:table-row>
        <table:table-row table:style-name="ro1">
          <table:table-cell office:value-type="string">
            <text:p>UI_ROOM_LIBRARY_1</text:p>
          </table:table-cell>
          <table:table-cell office:value-type="string">
            <text:p>Dangerous Library</text:p>
          </table:table-cell>
          <table:table-cell office:value-type="string">
            <text:p>Vaarojen Kirjasto</text:p>
          </table:table-cell>
          <table:table-cell office:value-type="string">
            <text:p>Biblioteca Peligrosa</text:p>
          </table:table-cell>
          <table:table-cell office:value-type="string">
            <text:p>Gefährliche Bibliothe</text:p>
          </table:table-cell>
          <table:table-cell office:value-type="string">
            <text:p>Biblioteca Perigosa</text:p>
          </table:table-cell>
          <table:table-cell office:value-type="string">
            <text:p>Bibliothèque Dangereuse</text:p>
          </table:table-cell>
          <table:table-cell office:value-type="string">
            <text:p>Libreria Pericolosa</text:p>
          </table:table-cell>
          <table:table-cell table:number-columns-repeated="1016"/>
        </table:table-row>
        <table:table-row table:style-name="ro1">
          <table:table-cell office:value-type="string">
            <text:p>UI_ROOM_LIBRARY_2</text:p>
          </table:table-cell>
          <table:table-cell office:value-type="string">
            <text:p>Laser Danger</text:p>
          </table:table-cell>
          <table:table-cell office:value-type="string">
            <text:p>Laservaara</text:p>
          </table:table-cell>
          <table:table-cell office:value-type="string">
            <text:p>Peligro Láser</text:p>
          </table:table-cell>
          <table:table-cell office:value-type="string">
            <text:p>Laser-Gefahr</text:p>
          </table:table-cell>
          <table:table-cell office:value-type="string">
            <text:p>Perigo de laser</text:p>
          </table:table-cell>
          <table:table-cell office:value-type="string">
            <text:p>Danger Laser</text:p>
          </table:table-cell>
          <table:table-cell office:value-type="string">
            <text:p>Pericolo Laser</text:p>
          </table:table-cell>
          <table:table-cell table:number-columns-repeated="1016"/>
        </table:table-row>
        <table:table-row table:style-name="ro1">
          <table:table-cell office:value-type="string">
            <text:p>UI_ROOM_LIBRARY_3</text:p>
          </table:table-cell>
          <table:table-cell office:value-type="string">
            <text:p>Book Burnery</text:p>
          </table:table-cell>
          <table:table-cell office:value-type="string">
            <text:p>Kirjapolttamo</text:p>
          </table:table-cell>
          <table:table-cell office:value-type="string">
            <text:p>Incinerador De Libros</text:p>
          </table:table-cell>
          <table:table-cell office:value-type="string">
            <text:p>Buchbrenner</text:p>
          </table:table-cell>
          <table:table-cell office:value-type="string">
            <text:p>Gravação de livros</text:p>
          </table:table-cell>
          <table:table-cell office:value-type="string">
            <text:p>Graveur de Livres</text:p>
          </table:table-cell>
          <table:table-cell office:value-type="string">
            <text:p>Bruciatura del Libro</text:p>
          </table:table-cell>
          <table:table-cell table:number-columns-repeated="1016"/>
        </table:table-row>
        <table:table-row table:style-name="ro1">
          <table:table-cell office:value-type="string">
            <text:p>UI_ROOM_LIBRARY_BOSS</text:p>
          </table:table-cell>
          <table:table-cell office:value-type="string">
            <text:p>Librarian's Sphere</text:p>
          </table:table-cell>
          <table:table-cell office:value-type="string">
            <text:p>Kirjastonhoitajan kuula</text:p>
          </table:table-cell>
          <table:table-cell office:value-type="string">
            <text:p>Esfera Del Bibliotecario</text:p>
          </table:table-cell>
          <table:table-cell office:value-type="string">
            <text:p>Bibliothekarsphäre</text:p>
          </table:table-cell>
          <table:table-cell office:value-type="string">
            <text:p>Esfera do Bibliotecário</text:p>
          </table:table-cell>
          <table:table-cell office:value-type="string">
            <text:p>Sphère du Bibliothécaire</text:p>
          </table:table-cell>
          <table:table-cell office:value-type="string">
            <text:p>Sfera dei Bibliotecari</text:p>
          </table:table-cell>
          <table:table-cell table:number-columns-repeated="1016"/>
        </table:table-row>
        <table:table-row table:style-name="ro1">
          <table:table-cell office:value-type="string">
            <text:p>UI_ROOM_CHAMBERS_BOSS</text:p>
          </table:table-cell>
          <table:table-cell office:value-type="string">
            <text:p>The Blue Eyes Brown Belurker</text:p>
          </table:table-cell>
          <table:table-cell office:value-type="string">
            <text:p>Sinisilmä</text:p>
          </table:table-cell>
          <table:table-cell office:value-type="string">
            <text:p>Ojos Azules, Fantasma Marrón</text:p>
          </table:table-cell>
          <table:table-cell office:value-type="string">
            <text:p>Die Blauen Augen Braunes Monster</text:p>
          </table:table-cell>
          <table:table-cell office:value-type="string">
            <text:p>Os Olhos Azuis Marrom Belurker</text:p>
          </table:table-cell>
          <table:table-cell office:value-type="string">
            <text:p>Les Yeux Bleus Brun Belurker</text:p>
          </table:table-cell>
          <table:table-cell office:value-type="string">
            <text:p>Occhi Azzurri Belurker Marrone</text:p>
          </table:table-cell>
          <table:table-cell table:number-columns-repeated="1016"/>
        </table:table-row>
        <table:table-row table:style-name="ro2">
          <table:table-cell office:value-type="string">
            <text:p>UI_ROOM_LEVELSELECTHUB</text:p>
          </table:table-cell>
          <table:table-cell office:value-type="string">
            <text:p>The Study</text:p>
          </table:table-cell>
          <table:table-cell office:value-type="string">
            <text:p>Opintohalli</text:p>
          </table:table-cell>
          <table:table-cell office:value-type="string">
            <text:p>El Estudio</text:p>
          </table:table-cell>
          <table:table-cell table:style-name="ce2" office:value-type="string">
            <text:p>Die Studium</text:p>
          </table:table-cell>
          <table:table-cell table:style-name="ce2" office:value-type="string">
            <text:p>O Estudo</text:p>
          </table:table-cell>
          <table:table-cell office:value-type="string">
            <text:p>L'étude</text:p>
          </table:table-cell>
          <table:table-cell office:value-type="string">
            <text:p>Lo Studio</text:p>
          </table:table-cell>
          <table:table-cell table:number-columns-repeated="1016"/>
        </table:table-row>
        <table:table-row table:style-name="ro1">
          <table:table-cell office:value-type="string">
            <text:p>UI_MENU_RETRY</text:p>
          </table:table-cell>
          <table:table-cell office:value-type="string">
            <text:p>Retry</text:p>
          </table:table-cell>
          <table:table-cell office:value-type="string">
            <text:p>Uudestaan!</text:p>
          </table:table-cell>
          <table:table-cell office:value-type="string">
            <text:p>Rever</text:p>
          </table:table-cell>
          <table:table-cell office:value-type="string">
            <text:p>Wiederholen</text:p>
          </table:table-cell>
          <table:table-cell office:value-type="string">
            <text:p>Repetir</text:p>
          </table:table-cell>
          <table:table-cell office:value-type="string">
            <text:p>Recommencez</text:p>
          </table:table-cell>
          <table:table-cell office:value-type="string">
            <text:p>Riprovare</text:p>
          </table:table-cell>
          <table:table-cell table:number-columns-repeated="1016"/>
        </table:table-row>
        <table:table-row table:style-name="ro2">
          <table:table-cell office:value-type="string">
            <text:p>UI_HIGHSCORE_TOTALTIME</text:p>
          </table:table-cell>
          <table:table-cell office:value-type="string">
            <text:p>Total Time</text:p>
          </table:table-cell>
          <table:table-cell office:value-type="string">
            <text:p>Yhteisaika</text:p>
          </table:table-cell>
          <table:table-cell office:value-type="string">
            <text:p>Tiempo Total</text:p>
          </table:table-cell>
          <table:table-cell table:style-name="ce2" office:value-type="string">
            <text:p>Gesamtzeit</text:p>
          </table:table-cell>
          <table:table-cell office:value-type="string">
            <text:p>Tempo Total</text:p>
          </table:table-cell>
          <table:table-cell office:value-type="string">
            <text:p>Temps Total</text:p>
          </table:table-cell>
          <table:table-cell office:value-type="string">
            <text:p>Tempo Totale</text:p>
          </table:table-cell>
          <table:table-cell table:number-columns-repeated="1016"/>
        </table:table-row>
        <table:table-row table:style-name="ro2">
          <table:table-cell office:value-type="string">
            <text:p>UI_HIGHSCORE_COMPLETIONPERCENT</text:p>
          </table:table-cell>
          <table:table-cell office:value-type="string">
            <text:p>Completed</text:p>
          </table:table-cell>
          <table:table-cell office:value-type="string">
            <text:p>Päihitetty</text:p>
          </table:table-cell>
          <table:table-cell office:value-type="string">
            <text:p>Terminado</text:p>
          </table:table-cell>
          <table:table-cell table:style-name="ce2" office:value-type="string">
            <text:p>Abgeschlossen</text:p>
          </table:table-cell>
          <table:table-cell office:value-type="string">
            <text:p>Concluído</text:p>
          </table:table-cell>
          <table:table-cell office:value-type="string">
            <text:p>Terminé</text:p>
          </table:table-cell>
          <table:table-cell office:value-type="string">
            <text:p>Completato</text:p>
          </table:table-cell>
          <table:table-cell table:number-columns-repeated="1016"/>
        </table:table-row>
        <table:table-row table:style-name="ro2">
          <table:table-cell office:value-type="string">
            <text:p>UI_MENU_CONTINUE</text:p>
          </table:table-cell>
          <table:table-cell office:value-type="string">
            <text:p>Continue</text:p>
          </table:table-cell>
          <table:table-cell office:value-type="string">
            <text:p>Jatka</text:p>
          </table:table-cell>
          <table:table-cell office:value-type="string">
            <text:p>Continuar</text:p>
          </table:table-cell>
          <table:table-cell table:style-name="ce2" office:value-type="string">
            <text:p>Fortsetzen</text:p>
          </table:table-cell>
          <table:table-cell office:value-type="string">
            <text:p>Continuar</text:p>
          </table:table-cell>
          <table:table-cell office:value-type="string">
            <text:p>Continuer</text:p>
          </table:table-cell>
          <table:table-cell office:value-type="string">
            <text:p>Continua</text:p>
          </table:table-cell>
          <table:table-cell table:number-columns-repeated="1016"/>
        </table:table-row>
        <table:table-row table:style-name="ro2">
          <table:table-cell office:value-type="string">
            <text:p>UI_MENU_PAUSE</text:p>
          </table:table-cell>
          <table:table-cell office:value-type="string">
            <text:p>Pause</text:p>
          </table:table-cell>
          <table:table-cell office:value-type="string">
            <text:p>Pysäytä</text:p>
          </table:table-cell>
          <table:table-cell office:value-type="string">
            <text:p>Pausa</text:p>
          </table:table-cell>
          <table:table-cell table:style-name="ce2" office:value-type="string">
            <text:p>Pause</text:p>
          </table:table-cell>
          <table:table-cell office:value-type="string">
            <text:p>Pausa</text:p>
          </table:table-cell>
          <table:table-cell office:value-type="string">
            <text:p>Pause</text:p>
          </table:table-cell>
          <table:table-cell office:value-type="string">
            <text:p>Pausa</text:p>
          </table:table-cell>
          <table:table-cell table:number-columns-repeated="1016"/>
        </table:table-row>
        <table:table-row table:style-name="ro2">
          <table:table-cell office:value-type="string">
            <text:p>UI_MENU_FIRE</text:p>
          </table:table-cell>
          <table:table-cell office:value-type="string">
            <text:p>Fireball</text:p>
          </table:table-cell>
          <table:table-cell office:value-type="string">
            <text:p>Tulipallo</text:p>
          </table:table-cell>
          <table:table-cell office:value-type="string">
            <text:p>Bola De Fuego</text:p>
          </table:table-cell>
          <table:table-cell table:style-name="ce2" office:value-type="string">
            <text:p>Feuerball</text:p>
          </table:table-cell>
          <table:table-cell office:value-type="string">
            <text:p>Bola Fogo</text:p>
          </table:table-cell>
          <table:table-cell office:value-type="string">
            <text:p>Boule de Feu</text:p>
          </table:table-cell>
          <table:table-cell office:value-type="string">
            <text:p>Bolide</text:p>
          </table:table-cell>
          <table:table-cell table:number-columns-repeated="1016"/>
        </table:table-row>
        <table:table-row table:style-name="ro2">
          <table:table-cell office:value-type="string">
            <text:p>UI_MENU_DASH</text:p>
          </table:table-cell>
          <table:table-cell office:value-type="string">
            <text:p>Meteor Dash</text:p>
          </table:table-cell>
          <table:table-cell office:value-type="string">
            <text:p>Meteorirykäisy</text:p>
          </table:table-cell>
          <table:table-cell office:value-type="string">
            <text:p>Embestida Meteorito</text:p>
          </table:table-cell>
          <table:table-cell table:style-name="ce2" office:value-type="string">
            <text:p>Meteorschlag</text:p>
          </table:table-cell>
          <table:table-cell office:value-type="string">
            <text:p>Colisão de Meteoros</text:p>
          </table:table-cell>
          <table:table-cell office:value-type="string">
            <text:p>Tiret de Météorite</text:p>
          </table:table-cell>
          <table:table-cell office:value-type="string">
            <text:p>Meteorite Trattino</text:p>
          </table:table-cell>
          <table:table-cell table:number-columns-repeated="1016"/>
        </table:table-row>
        <table:table-row table:style-name="ro2">
          <table:table-cell office:value-type="string">
            <text:p>UI_MENU_SOUND</text:p>
          </table:table-cell>
          <table:table-cell office:value-type="string">
            <text:p>Sounds</text:p>
          </table:table-cell>
          <table:table-cell office:value-type="string">
            <text:p>Äänet</text:p>
          </table:table-cell>
          <table:table-cell office:value-type="string">
            <text:p>Sonidos</text:p>
          </table:table-cell>
          <table:table-cell table:style-name="ce2" office:value-type="string">
            <text:p>Geräusche</text:p>
          </table:table-cell>
          <table:table-cell office:value-type="string">
            <text:p>Sons</text:p>
          </table:table-cell>
          <table:table-cell office:value-type="string">
            <text:p>Des Sons</text:p>
          </table:table-cell>
          <table:table-cell office:value-type="string">
            <text:p>Suoni</text:p>
          </table:table-cell>
          <table:table-cell table:number-columns-repeated="1016"/>
        </table:table-row>
        <table:table-row table:style-name="ro2">
          <table:table-cell office:value-type="string">
            <text:p>UI_MENU_OPTIONS</text:p>
          </table:table-cell>
          <table:table-cell office:value-type="string">
            <text:p>Options</text:p>
          </table:table-cell>
          <table:table-cell office:value-type="string">
            <text:p>Asetukset</text:p>
          </table:table-cell>
          <table:table-cell office:value-type="string">
            <text:p>Opciones</text:p>
          </table:table-cell>
          <table:table-cell table:style-name="ce2" office:value-type="string">
            <text:p>Optionen</text:p>
          </table:table-cell>
          <table:table-cell office:value-type="string">
            <text:p>Opções</text:p>
          </table:table-cell>
          <table:table-cell office:value-type="string">
            <text:p>Les Options</text:p>
          </table:table-cell>
          <table:table-cell office:value-type="string">
            <text:p>Opzioni</text:p>
          </table:table-cell>
          <table:table-cell table:number-columns-repeated="1016"/>
        </table:table-row>
        <table:table-row table:style-name="ro2">
          <table:table-cell office:value-type="string">
            <text:p>UI_MENU_GAMEPAD</text:p>
          </table:table-cell>
          <table:table-cell office:value-type="string">
            <text:p>Gamepad</text:p>
          </table:table-cell>
          <table:table-cell office:value-type="string">
            <text:p>Padi</text:p>
          </table:table-cell>
          <table:table-cell office:value-type="string">
            <text:p>Gamepad</text:p>
          </table:table-cell>
          <table:table-cell table:style-name="ce2" office:value-type="string">
            <text:p>Spielcontroller</text:p>
          </table:table-cell>
          <table:table-cell office:value-type="string">
            <text:p>Controle de Vídeo Game</text:p>
          </table:table-cell>
          <table:table-cell office:value-type="string">
            <text:p>Une Manette</text:p>
          </table:table-cell>
          <table:table-cell office:value-type="string">
            <text:p>Controller</text:p>
          </table:table-cell>
          <table:table-cell table:number-columns-repeated="1016"/>
        </table:table-row>
        <table:table-row table:style-name="ro2">
          <table:table-cell office:value-type="string">
            <text:p>UI_MENU_KEYBOARD</text:p>
          </table:table-cell>
          <table:table-cell office:value-type="string">
            <text:p>Keyboard</text:p>
          </table:table-cell>
          <table:table-cell office:value-type="string">
            <text:p>Näppäimistö</text:p>
          </table:table-cell>
          <table:table-cell office:value-type="string">
            <text:p>Teclado</text:p>
          </table:table-cell>
          <table:table-cell table:style-name="ce2" office:value-type="string">
            <text:p>Tastatur</text:p>
          </table:table-cell>
          <table:table-cell office:value-type="string">
            <text:p>Teclado</text:p>
          </table:table-cell>
          <table:table-cell office:value-type="string">
            <text:p>Clavier</text:p>
          </table:table-cell>
          <table:table-cell office:value-type="string">
            <text:p>Tastiera</text:p>
          </table:table-cell>
          <table:table-cell table:number-columns-repeated="1016"/>
        </table:table-row>
        <table:table-row table:style-name="ro2">
          <table:table-cell office:value-type="string">
            <text:p>UI_MENU_SFX</text:p>
          </table:table-cell>
          <table:table-cell office:value-type="string">
            <text:p>Effects</text:p>
          </table:table-cell>
          <table:table-cell office:value-type="string">
            <text:p>Efektit</text:p>
          </table:table-cell>
          <table:table-cell office:value-type="string">
            <text:p>Efectos</text:p>
          </table:table-cell>
          <table:table-cell table:style-name="ce2" office:value-type="string">
            <text:p>Auswirkungen</text:p>
          </table:table-cell>
          <table:table-cell office:value-type="string">
            <text:p>Efeitos</text:p>
          </table:table-cell>
          <table:table-cell office:value-type="string">
            <text:p>Effets</text:p>
          </table:table-cell>
          <table:table-cell office:value-type="string">
            <text:p>Effetti</text:p>
          </table:table-cell>
          <table:table-cell table:number-columns-repeated="1016"/>
        </table:table-row>
        <table:table-row table:style-name="ro2">
          <table:table-cell office:value-type="string">
            <text:p>UI_MENU_MUSIC</text:p>
          </table:table-cell>
          <table:table-cell office:value-type="string">
            <text:p>Music</text:p>
          </table:table-cell>
          <table:table-cell office:value-type="string">
            <text:p>Musiikki</text:p>
          </table:table-cell>
          <table:table-cell office:value-type="string">
            <text:p>Música</text:p>
          </table:table-cell>
          <table:table-cell table:style-name="ce2" office:value-type="string">
            <text:p>Musik</text:p>
          </table:table-cell>
          <table:table-cell office:value-type="string">
            <text:p>Música</text:p>
          </table:table-cell>
          <table:table-cell office:value-type="string">
            <text:p>La Musique</text:p>
          </table:table-cell>
          <table:table-cell office:value-type="string">
            <text:p>Musica</text:p>
          </table:table-cell>
          <table:table-cell table:number-columns-repeated="1016"/>
        </table:table-row>
        <table:table-row table:style-name="ro2">
          <table:table-cell office:value-type="string">
            <text:p>UI_MENU_QUIT</text:p>
          </table:table-cell>
          <table:table-cell office:value-type="string">
            <text:p>Exit Game</text:p>
          </table:table-cell>
          <table:table-cell office:value-type="string">
            <text:p>Sulje peli</text:p>
          </table:table-cell>
          <table:table-cell office:value-type="string">
            <text:p>Dejar</text:p>
          </table:table-cell>
          <table:table-cell table:style-name="ce2" office:value-type="string">
            <text:p>Spiel Verlassen</text:p>
          </table:table-cell>
          <table:table-cell office:value-type="string">
            <text:p>Sair do Jogo</text:p>
          </table:table-cell>
          <table:table-cell office:value-type="string">
            <text:p>Quitter le Jeu</text:p>
          </table:table-cell>
          <table:table-cell office:value-type="string">
            <text:p>Uscire dal Gioco</text:p>
          </table:table-cell>
          <table:table-cell table:number-columns-repeated="1016"/>
        </table:table-row>
        <table:table-row table:style-name="ro2">
          <table:table-cell office:value-type="string">
            <text:p>UI_MENU_LEVELSELECT</text:p>
          </table:table-cell>
          <table:table-cell office:value-type="string">
            <text:p>Level Select</text:p>
          </table:table-cell>
          <table:table-cell office:value-type="string">
            <text:p>Tasonvalinta</text:p>
          </table:table-cell>
          <table:table-cell office:value-type="string">
            <text:p>Nivel Seleccionado</text:p>
          </table:table-cell>
          <table:table-cell table:style-name="ce2" office:value-type="string">
            <text:p>Ebene Auswählen</text:p>
          </table:table-cell>
          <table:table-cell office:value-type="string">
            <text:p>Seleção de Nível</text:p>
          </table:table-cell>
          <table:table-cell office:value-type="string">
            <text:p>Sélection De Niveau</text:p>
          </table:table-cell>
          <table:table-cell office:value-type="string">
            <text:p>Selezione del Livello</text:p>
          </table:table-cell>
          <table:table-cell table:number-columns-repeated="1016"/>
        </table:table-row>
        <table:table-row table:style-name="ro2">
          <table:table-cell office:value-type="string">
            <text:p>UI_MENU_GAMEOVER</text:p>
          </table:table-cell>
          <table:table-cell office:value-type="string">
            <text:p>Game Over</text:p>
          </table:table-cell>
          <table:table-cell office:value-type="string">
            <text:p>Ohi on!</text:p>
          </table:table-cell>
          <table:table-cell office:value-type="string">
            <text:p>Juego Terminado</text:p>
          </table:table-cell>
          <table:table-cell table:style-name="ce2" office:value-type="string">
            <text:p>Spiel Ist Aus</text:p>
          </table:table-cell>
          <table:table-cell office:value-type="string">
            <text:p>Fim de Jogo</text:p>
          </table:table-cell>
          <table:table-cell office:value-type="string">
            <text:p>Jeu Terminé</text:p>
          </table:table-cell>
          <table:table-cell office:value-type="string">
            <text:p>Gioco Finito</text:p>
          </table:table-cell>
          <table:table-cell table:number-columns-repeated="1016"/>
        </table:table-row>
        <table:table-row table:style-name="ro2">
          <table:table-cell office:value-type="string">
            <text:p>UI_MENU_CREDITS</text:p>
          </table:table-cell>
          <table:table-cell office:value-type="string">
            <text:p>Credits</text:p>
          </table:table-cell>
          <table:table-cell office:value-type="string">
            <text:p>Tekijät</text:p>
          </table:table-cell>
          <table:table-cell office:value-type="string">
            <text:p>Créditos</text:p>
          </table:table-cell>
          <table:table-cell table:style-name="ce2" office:value-type="string">
            <text:p>Gutschriften</text:p>
          </table:table-cell>
          <table:table-cell office:value-type="string">
            <text:p>Créditos</text:p>
          </table:table-cell>
          <table:table-cell office:value-type="string">
            <text:p>Crédits</text:p>
          </table:table-cell>
          <table:table-cell office:value-type="string">
            <text:p>Crediti</text:p>
          </table:table-cell>
          <table:table-cell table:number-columns-repeated="1016"/>
        </table:table-row>
        <table:table-row table:style-name="ro2">
          <table:table-cell office:value-type="string">
            <text:p>UI_MENU_LIMIT</text:p>
          </table:table-cell>
          <table:table-cell office:value-type="string">
            <text:p>Forge Fury</text:p>
          </table:table-cell>
          <table:table-cell office:value-type="string">
            <text:p>Säkenöivä voima</text:p>
          </table:table-cell>
          <table:table-cell office:value-type="string">
            <text:p>Forjar La Furia</text:p>
          </table:table-cell>
          <table:table-cell table:style-name="ce2" office:value-type="string">
            <text:p>Schmeißen</text:p>
          </table:table-cell>
          <table:table-cell office:value-type="string">
            <text:p>Forjar Fúria</text:p>
          </table:table-cell>
          <table:table-cell office:value-type="string">
            <text:p>Forger la Fureur</text:p>
          </table:table-cell>
          <table:table-cell office:value-type="string">
            <text:p>Forgiare la Furia</text:p>
          </table:table-cell>
          <table:table-cell table:number-columns-repeated="1016"/>
        </table:table-row>
        <table:table-row table:style-name="ro2">
          <table:table-cell office:value-type="string">
            <text:p>UI_MENU_RETURN</text:p>
          </table:table-cell>
          <table:table-cell office:value-type="string">
            <text:p>Return</text:p>
          </table:table-cell>
          <table:table-cell office:value-type="string">
            <text:p>Palaa</text:p>
          </table:table-cell>
          <table:table-cell office:value-type="string">
            <text:p>Regreso</text:p>
          </table:table-cell>
          <table:table-cell table:style-name="ce2" office:value-type="string">
            <text:p>Rückkehr</text:p>
          </table:table-cell>
          <table:table-cell office:value-type="string">
            <text:p>Retorna</text:p>
          </table:table-cell>
          <table:table-cell office:value-type="string">
            <text:p>Revenir</text:p>
          </table:table-cell>
          <table:table-cell office:value-type="string">
            <text:p>Ritorno</text:p>
          </table:table-cell>
          <table:table-cell table:number-columns-repeated="1016"/>
        </table:table-row>
        <table:table-row table:style-name="ro2">
          <table:table-cell office:value-type="string">
            <text:p>UI_MENU_ANYKEY</text:p>
          </table:table-cell>
          <table:table-cell office:value-type="string">
            <text:p>Press any key!</text:p>
          </table:table-cell>
          <table:table-cell office:value-type="string">
            <text:p>Paina nappulaa</text:p>
          </table:table-cell>
          <table:table-cell office:value-type="string">
            <text:p>Presiona Cualquier Tecla</text:p>
          </table:table-cell>
          <table:table-cell table:style-name="ce2" office:value-type="string">
            <text:p>Drücke Irgendeine Taste</text:p>
          </table:table-cell>
          <table:table-cell office:value-type="string">
            <text:p>Pressione Qualquer Tecla</text:p>
          </table:table-cell>
          <table:table-cell office:value-type="string">
            <text:p>Appuyez Sur Une Touche</text:p>
          </table:table-cell>
          <table:table-cell office:value-type="string">
            <text:p>Premere un tasto qualsiasi</text:p>
          </table:table-cell>
          <table:table-cell table:number-columns-repeated="1016"/>
        </table:table-row>
        <table:table-row table:style-name="ro2">
          <table:table-cell office:value-type="string">
            <text:p>UI_ROOM_CELLAR_3</text:p>
          </table:table-cell>
          <table:table-cell office:value-type="string">
            <text:p>Column Storage</text:p>
          </table:table-cell>
          <table:table-cell office:value-type="string">
            <text:p>Pilarivarasto</text:p>
          </table:table-cell>
          <table:table-cell office:value-type="string">
            <text:p>Almacenamiento De Columnas</text:p>
          </table:table-cell>
          <table:table-cell table:style-name="ce2" office:value-type="string">
            <text:p>Säulenlagerung</text:p>
          </table:table-cell>
          <table:table-cell office:value-type="string">
            <text:p>Armazenamento de Coluna</text:p>
          </table:table-cell>
          <table:table-cell office:value-type="string">
            <text:p>Stockage des Colonnes</text:p>
          </table:table-cell>
          <table:table-cell office:value-type="string">
            <text:p>Memorizzazione Della Colonna</text:p>
          </table:table-cell>
          <table:table-cell table:number-columns-repeated="1016"/>
        </table:table-row>
        <table:table-row table:style-name="ro2">
          <table:table-cell office:value-type="string">
            <text:p>UI_GAME_GAMETITLE</text:p>
          </table:table-cell>
          <table:table-cell office:value-type="string">
            <text:p>Metal Wizard</text:p>
          </table:table-cell>
          <table:table-cell office:value-type="string">
            <text:p>Metal Wizar</text:p>
          </table:table-cell>
          <table:table-cell office:value-type="string">
            <text:p>Metal Wizard</text:p>
          </table:table-cell>
          <table:table-cell table:style-name="ce2" office:value-type="string">
            <text:p>Metall-Zauberer</text:p>
          </table:table-cell>
          <table:table-cell office:value-type="string">
            <text:p>Assistente de Metal</text:p>
          </table:table-cell>
          <table:table-cell office:value-type="string">
            <text:p>Magicien de Métal</text:p>
          </table:table-cell>
          <table:table-cell office:value-type="string">
            <text:p>Metallo Guidato</text:p>
          </table:table-cell>
          <table:table-cell table:number-columns-repeated="1016"/>
        </table:table-row>
        <table:table-row table:style-name="ro2">
          <table:table-cell office:value-type="string">
            <text:p>UI_CREDIT_DEV</text:p>
          </table:table-cell>
          <table:table-cell office:value-type="string">
            <text:p>Developer</text:p>
          </table:table-cell>
          <table:table-cell office:value-type="string">
            <text:p>Kehittäjä</text:p>
          </table:table-cell>
          <table:table-cell office:value-type="string">
            <text:p>Desarrollador</text:p>
          </table:table-cell>
          <table:table-cell table:style-name="ce2" office:value-type="string">
            <text:p>Entwickler</text:p>
          </table:table-cell>
          <table:table-cell office:value-type="string">
            <text:p>Desenvolvedor</text:p>
          </table:table-cell>
          <table:table-cell office:value-type="string">
            <text:p>Développeur</text:p>
          </table:table-cell>
          <table:table-cell office:value-type="string">
            <text:p>Sviluppatore</text:p>
          </table:table-cell>
          <table:table-cell table:number-columns-repeated="1016"/>
        </table:table-row>
        <table:table-row table:style-name="ro2">
          <table:table-cell office:value-type="string">
            <text:p>UI_CREDIT_CONT</text:p>
          </table:table-cell>
          <table:table-cell office:value-type="string">
            <text:p>Contributor</text:p>
          </table:table-cell>
          <table:table-cell office:value-type="string">
            <text:p>Apustaja</text:p>
          </table:table-cell>
          <table:table-cell office:value-type="string">
            <text:p>Contribuyente</text:p>
          </table:table-cell>
          <table:table-cell table:style-name="ce2" office:value-type="string">
            <text:p>Mitwirkender</text:p>
          </table:table-cell>
          <table:table-cell office:value-type="string">
            <text:p>Contribuinte</text:p>
          </table:table-cell>
          <table:table-cell office:value-type="string">
            <text:p>Donateur</text:p>
          </table:table-cell>
          <table:table-cell office:value-type="string">
            <text:p>Collaboratore</text:p>
          </table:table-cell>
          <table:table-cell table:number-columns-repeated="1016"/>
        </table:table-row>
        <table:table-row table:style-name="ro2">
          <table:table-cell office:value-type="string">
            <text:p>RANK_S</text:p>
          </table:table-cell>
          <table:table-cell office:value-type="string">
            <text:p>Archmage</text:p>
          </table:table-cell>
          <table:table-cell office:value-type="string">
            <text:p>Arkkimaagi</text:p>
          </table:table-cell>
          <table:table-cell office:value-type="string">
            <text:p>Archimago</text:p>
          </table:table-cell>
          <table:table-cell table:style-name="ce2" office:value-type="string">
            <text:p>Erzmagier</text:p>
          </table:table-cell>
          <table:table-cell office:value-type="string">
            <text:p>Arquimago</text:p>
          </table:table-cell>
          <table:table-cell office:value-type="string">
            <text:p>Archimage</text:p>
          </table:table-cell>
          <table:table-cell office:value-type="string">
            <text:p>Arcimago</text:p>
          </table:table-cell>
          <table:table-cell table:number-columns-repeated="1016"/>
        </table:table-row>
        <table:table-row table:style-name="ro2">
          <table:table-cell office:value-type="string">
            <text:p>RANK_A</text:p>
          </table:table-cell>
          <table:table-cell office:value-type="string">
            <text:p>Battle Mage</text:p>
          </table:table-cell>
          <table:table-cell office:value-type="string">
            <text:p>Sotavelho</text:p>
          </table:table-cell>
          <table:table-cell office:value-type="string">
            <text:p>Mago De Batalla</text:p>
          </table:table-cell>
          <table:table-cell table:style-name="ce2" office:value-type="string">
            <text:p>Schlacht Magier</text:p>
          </table:table-cell>
          <table:table-cell office:value-type="string">
            <text:p>Mago de Batalha</text:p>
          </table:table-cell>
          <table:table-cell office:value-type="string">
            <text:p>Mage de Combat</text:p>
          </table:table-cell>
          <table:table-cell office:value-type="string">
            <text:p>Magia Battaglia</text:p>
          </table:table-cell>
          <table:table-cell table:number-columns-repeated="1016"/>
        </table:table-row>
        <table:table-row table:style-name="ro2">
          <table:table-cell office:value-type="string">
            <text:p>RANK_B</text:p>
          </table:table-cell>
          <table:table-cell office:value-type="string">
            <text:p>Wizard</text:p>
          </table:table-cell>
          <table:table-cell office:value-type="string">
            <text:p>Velho</text:p>
          </table:table-cell>
          <table:table-cell office:value-type="string">
            <text:p>Mago</text:p>
          </table:table-cell>
          <table:table-cell table:style-name="ce2" office:value-type="string">
            <text:p>Zauberer</text:p>
          </table:table-cell>
          <table:table-cell office:value-type="string">
            <text:p>Bruxo</text:p>
          </table:table-cell>
          <table:table-cell office:value-type="string">
            <text:p>Sorcier</text:p>
          </table:table-cell>
          <table:table-cell office:value-type="string">
            <text:p>Procedura Guidata</text:p>
          </table:table-cell>
          <table:table-cell table:number-columns-repeated="1016"/>
        </table:table-row>
        <table:table-row table:style-name="ro2">
          <table:table-cell office:value-type="string">
            <text:p>RANK_C</text:p>
          </table:table-cell>
          <table:table-cell office:value-type="string">
            <text:p>Apprentice</text:p>
          </table:table-cell>
          <table:table-cell office:value-type="string">
            <text:p>Oppipoika</text:p>
          </table:table-cell>
          <table:table-cell office:value-type="string">
            <text:p>Aprendiz</text:p>
          </table:table-cell>
          <table:table-cell table:style-name="ce2" office:value-type="string">
            <text:p>Lehrling</text:p>
          </table:table-cell>
          <table:table-cell office:value-type="string">
            <text:p>Aprendiz</text:p>
          </table:table-cell>
          <table:table-cell office:value-type="string">
            <text:p>Apprenti</text:p>
          </table:table-cell>
          <table:table-cell office:value-type="string">
            <text:p>Apprendista</text:p>
          </table:table-cell>
          <table:table-cell table:number-columns-repeated="1016"/>
        </table:table-row>
        <table:table-row table:style-name="ro2">
          <table:table-cell office:value-type="string">
            <text:p>RANK_D</text:p>
          </table:table-cell>
          <table:table-cell office:value-type="string">
            <text:p>Novice</text:p>
          </table:table-cell>
          <table:table-cell office:value-type="string">
            <text:p>Noviisi</text:p>
          </table:table-cell>
          <table:table-cell office:value-type="string">
            <text:p>Principiante</text:p>
          </table:table-cell>
          <table:table-cell table:style-name="ce2" office:value-type="string">
            <text:p>Anfänger</text:p>
          </table:table-cell>
          <table:table-cell office:value-type="string">
            <text:p>Novato</text:p>
          </table:table-cell>
          <table:table-cell office:value-type="string">
            <text:p>Novice</text:p>
          </table:table-cell>
          <table:table-cell office:value-type="string">
            <text:p>Novizio</text:p>
          </table:table-cell>
          <table:table-cell table:number-columns-repeated="1016"/>
        </table:table-row>
        <table:table-row table:style-name="ro2">
          <table:table-cell office:value-type="string">
            <text:p>UI_ROOM_CELLAR_LEVELSELECT</text:p>
          </table:table-cell>
          <table:table-cell office:value-type="string">
            <text:p>Cellar Wing</text:p>
          </table:table-cell>
          <table:table-cell office:value-type="string">
            <text:p>Kellarisiipi</text:p>
          </table:table-cell>
          <table:table-cell office:value-type="string">
            <text:p>Bodegas</text:p>
          </table:table-cell>
          <table:table-cell table:style-name="ce2" office:value-type="string">
            <text:p>Kellerflügel</text:p>
          </table:table-cell>
          <table:table-cell office:value-type="string">
            <text:p>Adega</text:p>
          </table:table-cell>
          <table:table-cell office:value-type="string">
            <text:p>Aile de Cave</text:p>
          </table:table-cell>
          <table:table-cell office:value-type="string">
            <text:p>Cantina</text:p>
          </table:table-cell>
          <table:table-cell table:number-columns-repeated="1016"/>
        </table:table-row>
        <table:table-row table:style-name="ro2">
          <table:table-cell office:value-type="string">
            <text:p>UI_ROOM_KITCHEN_LEVELSELECT</text:p>
          </table:table-cell>
          <table:table-cell office:value-type="string">
            <text:p>Kitchen Wing</text:p>
          </table:table-cell>
          <table:table-cell office:value-type="string">
            <text:p>Keittiösiipi</text:p>
          </table:table-cell>
          <table:table-cell office:value-type="string">
            <text:p>Cocina</text:p>
          </table:table-cell>
          <table:table-cell table:style-name="ce2" office:value-type="string">
            <text:p>Küchenflügel</text:p>
          </table:table-cell>
          <table:table-cell office:value-type="string">
            <text:p>Asa da Cozinha</text:p>
          </table:table-cell>
          <table:table-cell office:value-type="string">
            <text:p>Aile de Cuisine</text:p>
          </table:table-cell>
          <table:table-cell office:value-type="string">
            <text:p>Ala Cucina</text:p>
          </table:table-cell>
          <table:table-cell table:number-columns-repeated="1016"/>
        </table:table-row>
        <table:table-row table:style-name="ro2">
          <table:table-cell office:value-type="string">
            <text:p>UI_ROOM_LIBRARY_LEVELSELECT</text:p>
          </table:table-cell>
          <table:table-cell office:value-type="string">
            <text:p>Library Wing</text:p>
          </table:table-cell>
          <table:table-cell office:value-type="string">
            <text:p>Kirjastosiipi</text:p>
          </table:table-cell>
          <table:table-cell office:value-type="string">
            <text:p>Biblioteca</text:p>
          </table:table-cell>
          <table:table-cell table:style-name="ce2" office:value-type="string">
            <text:p>Bibliothek flügel</text:p>
          </table:table-cell>
          <table:table-cell office:value-type="string">
            <text:p>Ala da Biblioteca</text:p>
          </table:table-cell>
          <table:table-cell office:value-type="string">
            <text:p>Aile de la Bibliothèque</text:p>
          </table:table-cell>
          <table:table-cell office:value-type="string">
            <text:p>Biblioteca Ala</text:p>
          </table:table-cell>
          <table:table-cell table:number-columns-repeated="1016"/>
        </table:table-row>
        <table:table-row table:style-name="ro2">
          <table:table-cell office:value-type="string">
            <text:p>UI_MENU_PLAYGAME</text:p>
          </table:table-cell>
          <table:table-cell office:value-type="string">
            <text:p>Start</text:p>
          </table:table-cell>
          <table:table-cell office:value-type="string">
            <text:p>Aloita</text:p>
          </table:table-cell>
          <table:table-cell office:value-type="string">
            <text:p>Comienzo</text:p>
          </table:table-cell>
          <table:table-cell table:style-name="ce2" office:value-type="string">
            <text:p>Anfang</text:p>
          </table:table-cell>
          <table:table-cell office:value-type="string">
            <text:p>Começar</text:p>
          </table:table-cell>
          <table:table-cell office:value-type="string">
            <text:p>Début</text:p>
          </table:table-cell>
          <table:table-cell office:value-type="string">
            <text:p>Inizio</text:p>
          </table:table-cell>
          <table:table-cell table:number-columns-repeated="1016"/>
        </table:table-row>
        <table:table-row table:style-name="ro2">
          <table:table-cell office:value-type="string">
            <text:p>UI_MENU_QUITTOTITLE</text:p>
          </table:table-cell>
          <table:table-cell office:value-type="string">
            <text:p>Quit to Title</text:p>
          </table:table-cell>
          <table:table-cell office:value-type="string">
            <text:p>Päävalikkoon</text:p>
          </table:table-cell>
          <table:table-cell office:value-type="string">
            <text:p>Al menú principal</text:p>
          </table:table-cell>
          <table:table-cell table:style-name="ce2" office:value-type="string">
            <text:p>Zurück Zum Titel</text:p>
          </table:table-cell>
          <table:table-cell office:value-type="string">
            <text:p>Sair Para o Título</text:p>
          </table:table-cell>
          <table:table-cell office:value-type="string">
            <text:p>Quitter le Titre</text:p>
          </table:table-cell>
          <table:table-cell office:value-type="string">
            <text:p>Uscire Dal Titolo</text:p>
          </table:table-cell>
          <table:table-cell table:number-columns-repeated="1016"/>
        </table:table-row>
        <table:table-row table:style-name="ro2">
          <table:table-cell office:value-type="string">
            <text:p>UI_ROOM_HEROIC_BELURKER</text:p>
          </table:table-cell>
          <table:table-cell office:value-type="string">
            <text:p>Big Daddy Belurker</text:p>
          </table:table-cell>
          <table:table-cell office:value-type="string">
            <text:p>Big Daddy Belurker</text:p>
          </table:table-cell>
          <table:table-cell office:value-type="string">
            <text:p>Gran Papá Fantasma</text:p>
          </table:table-cell>
          <table:table-cell table:style-name="ce2" office:value-type="string">
            <text:p>Großes Vatermonster</text:p>
          </table:table-cell>
          <table:table-cell office:value-type="string">
            <text:p>Grande Paizinho Belurker</text:p>
          </table:table-cell>
          <table:table-cell office:value-type="string">
            <text:p>Grand Papa Belurker</text:p>
          </table:table-cell>
          <table:table-cell office:value-type="string">
            <text:p>Grande Papà Belurker</text:p>
          </table:table-cell>
          <table:table-cell table:number-columns-repeated="1016"/>
        </table:table-row>
        <table:table-row table:style-name="ro2">
          <table:table-cell office:value-type="string">
            <text:p>UI_ROOM_CHAMBERS_1</text:p>
          </table:table-cell>
          <table:table-cell office:value-type="string">
            <text:p>Monster Closet</text:p>
          </table:table-cell>
          <table:table-cell office:value-type="string">
            <text:p>Hirviökomero</text:p>
          </table:table-cell>
          <table:table-cell office:value-type="string">
            <text:p>Armario Monstruo</text:p>
          </table:table-cell>
          <table:table-cell table:style-name="ce2" office:value-type="string">
            <text:p>Monster Schrank</text:p>
          </table:table-cell>
          <table:table-cell office:value-type="string">
            <text:p>Armário do Monstro</text:p>
          </table:table-cell>
          <table:table-cell office:value-type="string">
            <text:p>Garde-Robe</text:p>
          </table:table-cell>
          <table:table-cell office:value-type="string">
            <text:p>Armadio Mostro</text:p>
          </table:table-cell>
          <table:table-cell table:number-columns-repeated="1016"/>
        </table:table-row>
        <table:table-row table:style-name="ro2">
          <table:table-cell office:value-type="string">
            <text:p>UI_ROOM_CHAMBERS_2</text:p>
          </table:table-cell>
          <table:table-cell office:value-type="string">
            <text:p>Dance Dance Incineration</text:p>
          </table:table-cell>
          <table:table-cell office:value-type="string">
            <text:p>Palavan Kissan Tango</text:p>
          </table:table-cell>
          <table:table-cell office:value-type="string">
            <text:p>Dance Dance Incineración</text:p>
          </table:table-cell>
          <table:table-cell table:style-name="ce2" office:value-type="string">
            <text:p>Tanzverbrennung</text:p>
          </table:table-cell>
          <table:table-cell office:value-type="string">
            <text:p>Dance, Dance, Incineração</text:p>
          </table:table-cell>
          <table:table-cell office:value-type="string">
            <text:p>Dance, Dance, Incinération</text:p>
          </table:table-cell>
          <table:table-cell office:value-type="string">
            <text:p>Dance, Dance, Incenerimento</text:p>
          </table:table-cell>
          <table:table-cell table:number-columns-repeated="1016"/>
        </table:table-row>
        <table:table-row table:style-name="ro2">
          <table:table-cell office:value-type="string">
            <text:p>UI_ROOM_CHAMBERS_3</text:p>
          </table:table-cell>
          <table:table-cell office:value-type="string">
            <text:p>Laser Revolution</text:p>
          </table:table-cell>
          <table:table-cell office:value-type="string">
            <text:p>Karulaaseriselli</text:p>
          </table:table-cell>
          <table:table-cell office:value-type="string">
            <text:p>Revolución Láser</text:p>
          </table:table-cell>
          <table:table-cell table:style-name="ce2" office:value-type="string">
            <text:p>Laser-Revolution</text:p>
          </table:table-cell>
          <table:table-cell office:value-type="string">
            <text:p>Revolução laser</text:p>
          </table:table-cell>
          <table:table-cell office:value-type="string">
            <text:p>Révolution Laser</text:p>
          </table:table-cell>
          <table:table-cell office:value-type="string">
            <text:p>Rivoluzione Laser</text:p>
          </table:table-cell>
          <table:table-cell table:number-columns-repeated="1016"/>
        </table:table-row>
        <table:table-row table:style-name="ro2">
          <table:table-cell office:value-type="string">
            <text:p>UI_ROOM_CHAMBERS_LEVELSELECT</text:p>
          </table:table-cell>
          <table:table-cell office:value-type="string">
            <text:p>Chambers Wing</text:p>
          </table:table-cell>
          <table:table-cell office:value-type="string">
            <text:p>Asuinsiipi</text:p>
          </table:table-cell>
          <table:table-cell table:style-name="ce2" office:value-type="string">
            <text:p>Cámaras</text:p>
          </table:table-cell>
          <table:table-cell table:style-name="ce2" office:value-type="string">
            <text:p>Kammern Flügel</text:p>
          </table:table-cell>
          <table:table-cell office:value-type="string">
            <text:p>Asa das Câmaras</text:p>
          </table:table-cell>
          <table:table-cell office:value-type="string">
            <text:p>Aile des Chambres</text:p>
          </table:table-cell>
          <table:table-cell office:value-type="string">
            <text:p>Ali delle Camere</text:p>
          </table:table-cell>
          <table:table-cell table:number-columns-repeated="1016"/>
        </table:table-row>
        <table:table-row table:style-name="ro2">
          <table:table-cell office:value-type="string">
            <text:p>UI_LANGUAGE</text:p>
          </table:table-cell>
          <table:table-cell office:value-type="string">
            <text:p>Language</text:p>
          </table:table-cell>
          <table:table-cell office:value-type="string">
            <text:p>Kieli</text:p>
          </table:table-cell>
          <table:table-cell office:value-type="string">
            <text:p>Lenguaje</text:p>
          </table:table-cell>
          <table:table-cell table:style-name="ce2" office:value-type="string">
            <text:p>Sprache</text:p>
          </table:table-cell>
          <table:table-cell office:value-type="string">
            <text:p>Língua</text:p>
          </table:table-cell>
          <table:table-cell office:value-type="string">
            <text:p>la Langue</text:p>
          </table:table-cell>
          <table:table-cell office:value-type="string">
            <text:p>Lingua</text:p>
          </table:table-cell>
          <table:table-cell table:number-columns-repeated="1016"/>
        </table:table-row>
        <table:table-row table:style-name="ro2">
          <table:table-cell office:value-type="string">
            <text:p>UI_LANGUAGE_ENGLISH</text:p>
          </table:table-cell>
          <table:table-cell office:value-type="string">
            <text:p>English</text:p>
          </table:table-cell>
          <table:table-cell office:value-type="string">
            <text:p>Englanti</text:p>
          </table:table-cell>
          <table:table-cell table:style-name="ce2" office:value-type="string">
            <text:p>Inglés</text:p>
          </table:table-cell>
          <table:table-cell table:style-name="ce2" office:value-type="string">
            <text:p>Englisch</text:p>
          </table:table-cell>
          <table:table-cell office:value-type="string">
            <text:p>Inglês</text:p>
          </table:table-cell>
          <table:table-cell office:value-type="string">
            <text:p>Anglais</text:p>
          </table:table-cell>
          <table:table-cell office:value-type="string">
            <text:p>Inglese</text:p>
          </table:table-cell>
          <table:table-cell table:number-columns-repeated="1016"/>
        </table:table-row>
        <table:table-row table:style-name="ro2">
          <table:table-cell office:value-type="string">
            <text:p>UI_LANGUAGE_SPANISH</text:p>
          </table:table-cell>
          <table:table-cell office:value-type="string">
            <text:p>Spanish</text:p>
          </table:table-cell>
          <table:table-cell office:value-type="string">
            <text:p>Espanja</text:p>
          </table:table-cell>
          <table:table-cell office:value-type="string">
            <text:p>Español</text:p>
          </table:table-cell>
          <table:table-cell table:style-name="ce2" office:value-type="string">
            <text:p>Spanisch</text:p>
          </table:table-cell>
          <table:table-cell office:value-type="string">
            <text:p>Espanhol</text:p>
          </table:table-cell>
          <table:table-cell office:value-type="string">
            <text:p>Espanol</text:p>
          </table:table-cell>
          <table:table-cell office:value-type="string">
            <text:p>Spagnolo</text:p>
          </table:table-cell>
          <table:table-cell table:number-columns-repeated="1016"/>
        </table:table-row>
        <table:table-row table:style-name="ro2">
          <table:table-cell office:value-type="string">
            <text:p>UI_LANGUAGE_FINNISH</text:p>
          </table:table-cell>
          <table:table-cell office:value-type="string">
            <text:p>Finnish</text:p>
          </table:table-cell>
          <table:table-cell office:value-type="string">
            <text:p>Suomi</text:p>
          </table:table-cell>
          <table:table-cell table:style-name="ce2" office:value-type="string">
            <text:p>Finlandés</text:p>
          </table:table-cell>
          <table:table-cell table:style-name="ce2" office:value-type="string">
            <text:p>Finnisch</text:p>
          </table:table-cell>
          <table:table-cell office:value-type="string">
            <text:p>Finlandês</text:p>
          </table:table-cell>
          <table:table-cell office:value-type="string">
            <text:p>Finlandais</text:p>
          </table:table-cell>
          <table:table-cell office:value-type="string">
            <text:p>Finlandese</text:p>
          </table:table-cell>
          <table:table-cell table:number-columns-repeated="1016"/>
        </table:table-row>
        <table:table-row table:style-name="ro3">
          <table:table-cell office:value-type="string">
            <text:p>UI_MENU_AUTOSAVEREMINDER</text:p>
          </table:table-cell>
          <table:table-cell office:value-type="string">
            <text:p>Your progress is saved automatically</text:p>
          </table:table-cell>
          <table:table-cell office:value-type="string">
            <text:p>Peli tallentaa automaattisesti</text:p>
          </table:table-cell>
          <table:table-cell office:value-type="string">
            <text:p>Tu progreso se guarda automáticamente</text:p>
          </table:table-cell>
          <table:table-cell table:style-name="ce2" office:value-type="string">
            <text:p>Ihr fortschritt wird automatisch gespeichert</text:p>
          </table:table-cell>
          <table:table-cell office:value-type="string">
            <text:p>Seu progresso é salvo automaticamente</text:p>
          </table:table-cell>
          <table:table-cell office:value-type="string">
            <text:p>Votre progression est enregistrée automatiquement</text:p>
          </table:table-cell>
          <table:table-cell office:value-type="string">
            <text:p>I tuoi progressi vengono salvati automaticamente</text:p>
          </table:table-cell>
          <table:table-cell table:number-columns-repeated="1016"/>
        </table:table-row>
        <table:table-row table:style-name="ro4">
          <table:table-cell office:value-type="string">
            <text:p>UI_LORE_LEVELSELECT</text:p>
          </table:table-cell>
          <table:table-cell table:style-name="ce2" office:value-type="string">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 </text:p>
          </table:table-cell>
          <table:table-cell table:style-name="ce2" office:value-type="string">
            <text:p>Vanha arkkimaagi on siis vihdoin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table:style-name="ce2" office:value-type="string">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table:style-name="ce2" office:value-type="string">
            <text:p>So ist der Erzmagier endlich tot. \n\n</text:p>
            <text:p/>
            <text:p>Vor Jahren kam ich vor der Haustür, voller Hoffnung, voller Potenzial. Jetzt kann ich mich kaum an das Leben außerhalb dieses Ortes erinnern ... mein Atem trägt den Geruch von alten Büchern, poliertem Messing und die Hitze der Dampfwerke. Jeder Schritt wird von einem Uhrwerk Horror verfolgt er \"erfunden\" in einem seiner Träume. Jetzt ist er weg, und das Herrenhaus hat sich gegen mich gewandt! Ich höre seine Uhrwerk-Tiere, die die Dampfpfeifen überstreifen, und die meisten Türen haben sich verschlossen. \n\n</text:p>
            <text:p>Es scheint, als ob ich endlich etwas üben würde ... wenn nichts anderes, werde ich all dieses Feuer und Metall Magie verwenden, um mir einen Weg von hier zu schmieden.</text:p>
          </table:table-cell>
          <table:table-cell table:style-name="ce2" office:value-type="string">
            <text:p>Então o Archimago finalmente morreu. \n\n</text:p>
            <text:p/>
            <text:p>Anos atrás eu cheguei à sua porta, cheio de esperança, repleto de potencial. Agora, eu mal consigo me lembrar da vida fora deste lugar ... cada respiração carrega o cheiro de livros antigos, latão polido, eo calor do steamworks. Cada passo é assombrado por algum horror de relógio que ele \"inventou\" em um de seus sonhos. Agora ele se foi, e a mansão se virou contra mim! Eu posso ouvir suas bestas de relógio vagando pelas tubulações de vapor acima, ea maioria das portas se trancaram. \n\n</text:p>
            <text:p>Parece que estou prestes a fazer algum exercício, afinal ... se nada mais, vou usar toda essa magia de fogo e metal para me forjar um caminho para fora daqui.</text:p>
          </table:table-cell>
          <table:table-cell table:style-name="ce2" office:value-type="string">
            <text:p>L'archimage est finalement mort. \n\n</text:p>
            <text:p/>
            <text:p>Il y a des années, je suis arrivé à la porte, plein d'espoir, débordant de potentiel. Maintenant, je peux à peine me souvenir de la vie en dehors de cet endroit ... chaque souffle porte l'odeur des vieux livres, du laiton poli et de la chaleur de la vapeur. Chaque étape est hantée par une horreur de l'horloge qu'il \"a inventé\" dans l'un de ses rêves. Maintenant, il est parti, et le manoir s'est retourné contre moi! Je peux entendre ses bêtes d'horlogerie errant dans les pipes à vapeur ci-dessus, et la plupart des portes se sont enfermées. \n\n</text:p>
            <text:p>Il semble que je suis sur le point de faire de l'exercice enfin ... si rien d'autre, j'utiliserai tout ce feu et la magie des métaux pour me forcer un chemin ici.</text:p>
          </table:table-cell>
          <table:table-cell table:style-name="ce2" office:value-type="string">
            <text:p>Quindi l'Archmage è finalmente morto. \n\n</text:p>
            <text:p/>
            <text:p>Anni fa sono arrivata sulla soglia, piena di speranza, piena di potenzialità. Ora, non posso ricordare la vita al di fuori di questo posto ... ogni mio respiro porta l'odore di vecchi libri, l'ottone lucido e il caldo dei vapori. Ogni passo è infestato da un orrore di orologeria che ha \"inventato\" in uno dei suoi sogni. Ora è andato, e il castello si è rivolto contro di me! Posso sentire le sue bestie di orologeria che vagano i tubi di vapore sopra, e la maggior parte delle porte si sono bloccate. \n\n</text:p>
            <text:p>Sembra che dovrei finalmente fare un esercizio ... se non altro, utilizzerò tutta questa magia di fuoco e metallo per forzarmi un percorso di qui.</text:p>
          </table:table-cell>
          <table:table-cell table:number-columns-repeated="1016"/>
        </table:table-row>
        <table:table-row table:style-name="ro5">
          <table:table-cell office:value-type="string">
            <text:p>UI_LORE_CELLAR_LEVELSELECT</text:p>
          </table:table-cell>
          <table:table-cell table:style-name="ce2" office:value-type="string">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table:style-name="ce2" office:value-type="string">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table:style-name="ce2" office:value-type="string">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table:style-name="ce2" office:value-type="string">
            <text:p>Lehrling, \n\n</text:p>
            <text:p/>
            <text:p>Das Herrenhaus wird sich hier zuerst gegen dich wenden. Die Automaten werden versuchen, Sie zu stoppen. Doch wenn es irgendwo einen Fuß zu fassen gibt, muss es hier in den dunklen und feuchten Kellern sein, denn es ist wenigstens frei von meinen genialeren Sicherheitsgeräten. Aber vorsichtig vorgehen! Vor vielen Jahren hat mir ein Kollege ein eigenartiges Tier geschenkt. Keine Augen, kein Mund, aber es gab keine Wärme, die es nicht erkennen konnte und nichts, was es nicht verbrauchen konnte. Es wuchs, bis ich es nicht mehr im Labor aufnehmen konnte und seitdem in den tiefsten Wegen der Keller versiegelt ist. Es muss sehr hungrig sein.</text:p>
          </table:table-cell>
          <table:table-cell table:style-name="ce2" office:value-type="string">
            <text:p>Aprendiz, \n\n</text:p>
            <text:p/>
            <text:p>A mansão se voltará contra você aqui primeiro. Os autômatos vão tentar pará-lo. No entanto, se há algum lugar para ganhar uma posição, deve estar aqui nas adegas escuras e úmidas, porque é pelo menos livre de meus dispositivos de segurança mais engenhosos. Mas pise com cuidado! Muitos anos atrás, um colega me deu uma besta mais peculiar. Sem olhos, sem boca, mas não havia calor que não pudesse detectar e nada que não pudesse consumir. Cresceu até que eu não podia mais contê-lo em laboratório, e permaneceu selado nos alcances mais profundos das adegas desde então. Deve estar com muita fome.</text:p>
          </table:table-cell>
          <table:table-cell table:style-name="ce2" office:value-type="string">
            <text:p>Apprenti, \n\n</text:p>
            <text:p/>
            <text:p>Le manoir se tournera contre vous ici d'abord. Les automates essayeront de vous arrêter. Pourtant, s'il y a un point de vue, il doit être ici dans les caves sombres et humides, car il est au moins libre de mes dispositifs de sécurité plus ingénieux. Mais marchez prudemment! Il y a plusieurs années, un collègue m'a donné une bête très particulière. Pas d'yeux, pas de bouche, mais il n'y avait pas de chaleur qu'il ne pouvait pas détecter et rien qu'il ne pouvait pas consommer. Il a grandi jusqu'à ce que je ne puisse plus le contenir dans le laboratoire, et est resté scellé dans la partie la plus profonde des caves depuis. Il doit être très faim.</text:p>
          </table:table-cell>
          <table:table-cell table:style-name="ce2" office:value-type="string">
            <text:p>Apprendista, \n\n</text:p>
            <text:p/>
            <text:p>Il castello si rivolge qui prima. Gli automi cercheranno di fermarti. Eppure se c'è da guadagnare un punto d'appoggio, deve essere qui nelle cantine buie e umide, perché è almeno libera dai miei più ingegnosi dispositivi di sicurezza. Ma seguite con attenzione! Molti anni fa, un collega mi ha regalato una bestia peculiare. Nessun occhi, nessuna bocca, ma non c'era calore che non riusciva a rilevare e niente che non potesse consumare. Cresce fino a che non posso più contenerlo in laboratorio, e da allora è rimasto sigillato nelle più profonde strade delle cantine. Deve essere molto affamato.</text:p>
          </table:table-cell>
          <table:table-cell table:number-columns-repeated="1016"/>
        </table:table-row>
        <table:table-row table:style-name="ro6">
          <table:table-cell office:value-type="string">
            <text:p>UI_LORE_KITCHEN_LEVELSELECT</text:p>
          </table:table-cell>
          <table:table-cell table:style-name="ce2" office:value-type="string">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table:style-name="ce2" office:value-type="string">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table:style-name="ce2" office:value-type="string">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table:style-name="ce2" office:value-type="string">
            <text:p>Lehrling, \n\n</text:p>
            <text:p/>
            <text:p>Niemals habe ich meine Tapferkeit als Erfinder bereut, aber wenn ich noch lebte, würde ich es heute bereuen. Meine größte Idee schlug, als mein Kopf leer war; Über einen späten Nacht-Snack. In meinem privaten Speisesaal legt eine meiner größten Belagerungsarbeiten still. Es war zuerst ein Wunder ... aber als die fieberhafte Erinnerung an die Inspiration verblaßte, Wochen nach ihrer Schöpfung wurde es zu einer wachsamen, vorzeitigen Gegenwart. Es war niemals gerührt, als ich im Zimmer war, aber ich fing an, immer mehr Haufen von Asche zu finden, und entschieden weniger von meinen Katzen. Ich habe meine Mahlzeiten in meinen Kammern seitdem genommen.</text:p>
          </table:table-cell>
          <table:table-cell table:style-name="ce2" office:value-type="string">
            <text:p>Aprendiz, \n\n</text:p>
            <text:p/>
            <text:p>Nunca me arrependi das minhas proezas como inventor, mas se eu ainda vivesse, eu me arrependeria hoje. Minha maior idéia atingiu quando minha cabeça estava mais vazia; Sobre um lanche tarde da noite. Na minha sala de jantar privada, um dos meus maiores trabalhos de cerco fica adormecido. Foi no início uma maravilha ... mas como a memória febril de inspiração desbotada, semanas após a sua criação, tornou-se uma presença vigilante, presunçoso. Nunca me mexia quando eu estava na sala, mas eu comecei a encontrar cada vez mais pilhas de cinzas, e decididamente menos de meus gatos. Eu tenho tomado minhas refeições em minhas câmaras desde então.</text:p>
          </table:table-cell>
          <table:table-cell table:style-name="ce2" office:value-type="string">
            <text:p>Apprenti, \n\n</text:p>
            <text:p/>
            <text:p>Je n'ai jamais regretté ma prouesse en tant qu'inventeur, mais si je vivais encore, je le regretterais aujourd'hui. Ma plus grande idée a frappé lorsque ma tête était plus vide; Sur une collation tard dans la nuit. Dans ma salle à manger privée, l'un de mes plus grands travaux de siège est dormant. C'était d'abord une merveille ... mais à mesure que le souvenir fougueux de l'inspiration disparaissait, des semaines après sa création, il devenait une présence vigilante et pressante. Il ne s'est jamais agité quand j'étais dans la pièce, mais j'ai commencé à trouver de plus en plus de tas de cendres et de beaucoup moins de mes chats. J'ai pris mes repas dans mes chambres depuis.</text:p>
          </table:table-cell>
          <table:table-cell table:style-name="ce2" office:value-type="string">
            <text:p>Apprendista, \n\n</text:p>
            <text:p/>
            <text:p>Non ho mai dispiaciuto la mia abilità come inventore, ma se ancora vivo, lo dispiacerei oggi. La mia idea più grande colpì quando la mia testa era più svuotata; Su uno spuntino di tarda notte. Nella mia sala da pranzo privata, una delle mie opere d'assedio più grandi si pone in silenzio. Era in un primo momento una meraviglia ... ma come la memoria fonte di ispirazione svanì, settimane dopo la sua creazione, divenne una presenza vigile e preoccupante. Non mi ha mai agitato quando ero in camera, ma ho cominciato a trovare sempre più pile di cenere e decisamente meno dei miei gatti. Da allora ho preso i miei pasti nelle mie camere.</text:p>
          </table:table-cell>
          <table:table-cell table:number-columns-repeated="1016"/>
        </table:table-row>
        <table:table-row table:style-name="ro6">
          <table:table-cell office:value-type="string">
            <text:p>UI_LORE_LIBRARY_LEVELSELECT</text:p>
          </table:table-cell>
          <table:table-cell table:style-name="ce2" office:value-type="string">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table:style-name="ce2" office:value-type="string">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table:style-name="ce2" office:value-type="string">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table:style-name="ce2" office:value-type="string">
            <text:p>Lehrling, \n\n</text:p>
            <text:p/>
            <text:p>Das Geheimnis, das ich jetzt weitergebe, kann dein Schicksal sein. Tief in der Bibliothek, in meinem privaten Archiv, gibt es eine Quelle von unendlichem Wissen. Seit Jahrzehnten habe ich mit ihm kommuniziert, meine Fingerspitzen über seine Oberfläche, mein Geist von seinen Mysterien gefüttert und flüsterte Sätze. Zuerst bedeutete es, meine Gedanken von innen zu verbrauchen, aber über die Jahrzehnte unterwarf ich die Triebe, die es in meinem Unterbewusstsein seeded Die meisten von ihnen zumindest. Sie haben keine solche Zeit zu ersparen. Ob Dämon, Gott oder Geist, du musst es zerstören. Obwohl der Gedanke auf meine Seele mit beunruhigendem Gewicht ...</text:p>
          </table:table-cell>
          <table:table-cell table:style-name="ce2" office:value-type="string">
            <text:p>Aprendiz, \n\n</text:p>
            <text:p/>
            <text:p>O segredo que agora passo para você pode ser seu destino. No fundo da biblioteca, em meus arquivos particulares, há uma fonte de conhecimento infinito. Por décadas eu comuniquei com ele, minhas pontas do dedo que funcionam sobre sua superfície, minha mente alimentada por seus mistérios e proposições whispered. No início, isso significava consumir meus pensamentos de dentro, mas ao longo das décadas eu subjuguei os impulsos que semeavam no meu subconsciente. A maioria deles pelo menos. Você não tem tempo de sobra. Seja demônio, deus ou espírito, você deve destruí-lo. Embora, o pensamento carrega para baixo em minha alma com peso inquietante ...</text:p>
          </table:table-cell>
          <table:table-cell table:style-name="ce2" office:value-type="string">
            <text:p>Apprenti, \n\n</text:p>
            <text:p/>
            <text:p>Le secret que je vous transmets peut-être votre sort. Au fond de la bibliothèque, dans mes archives privées, il y a une source de connaissances infinies. Pendant des décennies, je me suis entretenu avec elle, mes doigts dépassant sa surface, mon esprit alimenté par ses mystères et ses propos chuchotés. Au début, cela voulait consommer mes pensées de l'intérieur, mais au cours des décennies, je subissais les impulsions qu'elle faisait naître dans mon subconscient. La plupart d'entre eux au moins. Vous n'avez pas de temps à épargner. Que ce soit démon, dieu ou esprit, vous devez le détruire. Pourtant, la pensée porte sur mon âme avec un poids inquiétant ...</text:p>
          </table:table-cell>
          <table:table-cell table:style-name="ce2" office:value-type="string">
            <text:p>Apprendista, \n\n</text:p>
            <text:p/>
            <text:p>Il segreto che ora ti passa per te può essere il tuo destino. Profondo nella biblioteca, nei miei archivi privati, c'è una sorgente di conoscenza infinita. Per decenni ho parlato con lui, le dita delle mie mani che corrono sulla sua superficie, la mia mente nutrita dai suoi misteri e dalle proposte bisbigliate. In un primo momento intendeva consumare i miei pensieri dall'interno, ma nel corso dei decenni ho sottomesso le sollecitazioni che sono state seminate nel mio subconscio. La maggior parte di loro almeno. Non hai tempo da risparmiare. Se sia demone, dio o spirito, devi distruggerlo. Sebbene il pensiero abbia la mia anima con un peso inquietante ...</text:p>
          </table:table-cell>
          <table:table-cell table:number-columns-repeated="1016"/>
        </table:table-row>
        <table:table-row table:style-name="ro7">
          <table:table-cell office:value-type="string">
            <text:p>UI_LORE_CHAMBERS_LEVELSELECT</text:p>
          </table:table-cell>
          <table:table-cell table:style-name="ce2" office:value-type="string">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table:style-name="ce2" office:value-type="string">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table:style-name="ce2" office:value-type="string">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table:style-name="ce2" office:value-type="string">
            <text:p>Lehrling, \n\n</text:p>
            <text:p/>
            <text:p>Ich weiß nicht, was dich in meinen privaten Kammern erwartet, aber es ist wohl der Agent meines Schicksals gewesen ... eine mächtige Einheit mit einem Groll oder einfach nur eine Lust auf das, was mir gehört. Ich habe dich so gut vorbereitet wie ich kann, was kommt, aber war es genug, um erfolgreich zu sein, wo ich versagte?</text:p>
          </table:table-cell>
          <table:table-cell table:style-name="ce2" office:value-type="string">
            <text:p>Aprendiz, \n\n</text:p>
            <text:p/>
            <text:p>Eu não sei o que o espera em minhas câmaras privadas, mas pode muito bem ter sido o agente do meu destino ... alguma entidade poderosa com rancor, ou simplesmente um desejo pelo que é meu. Eu preparei você o melhor que posso para o que está para vir, mas foi o suficiente para ter sucesso onde eu falhei?</text:p>
          </table:table-cell>
          <table:table-cell table:style-name="ce2" office:value-type="string">
            <text:p>Apprenti, \n\n</text:p>
            <text:p/>
            <text:p>Je ne sais pas ce qui t'attend dans mes chambres privées, mais il a peut-être été l'agent de mon destin ... une entité puissante avec une rancune, ou simplement une convoitise pour ce qui est à moi. Je vous ai préparé aussi bien que possible pour ce qui est venu, mais a-t-il suffi de réussir là où j'ai échoué?</text:p>
          </table:table-cell>
          <table:table-cell table:style-name="ce2" office:value-type="string">
            <text:p>Apprendista, \n\n</text:p>
            <text:p/>
            <text:p>Non so cosa ti aspetta nelle mie camere private, ma forse è stato l'agente del mio destino ... una potente entità con un rancore, o semplicemente una lussuria per ciò che è mio. Ti ho preparato, come posso per quello che deve venire, ma è stato sufficiente per avere successo quando ho fallito?</text:p>
          </table:table-cell>
          <table:table-cell table:number-columns-repeated="1016"/>
        </table:table-row>
        <table:table-row table:style-name="ro3">
          <table:table-cell office:value-type="string">
            <text:p>UI_LORE_GENERAL_APPRENTICE</text:p>
          </table:table-cell>
          <table:table-cell table:style-name="ce2" office:value-type="string">
            <text:p>Apprentice,</text:p>
          </table:table-cell>
          <table:table-cell table:style-name="ce2" office:value-type="string">
            <text:p>Oppilaani,</text:p>
          </table:table-cell>
          <table:table-cell table:style-name="ce2" office:value-type="string">
            <text:p/>
            <text:p>Aprendiz,</text:p>
          </table:table-cell>
          <table:table-cell table:style-name="ce2" office:value-type="string">
            <text:p>Lehrling,</text:p>
          </table:table-cell>
          <table:table-cell table:style-name="ce2" office:value-type="string">
            <text:p>Aprendiz,</text:p>
          </table:table-cell>
          <table:table-cell table:style-name="ce2" office:value-type="string">
            <text:p>Apprenti,</text:p>
          </table:table-cell>
          <table:table-cell table:style-name="ce2" office:value-type="string">
            <text:p>Apprendista,</text:p>
          </table:table-cell>
          <table:table-cell table:number-columns-repeated="1016"/>
        </table:table-row>
        <table:table-row table:style-name="ro2">
          <table:table-cell office:value-type="string">
            <text:p>UI_LANGUAGE_GERMAN</text:p>
          </table:table-cell>
          <table:table-cell table:style-name="ce2" office:value-type="string">
            <text:p>German</text:p>
          </table:table-cell>
          <table:table-cell table:style-name="ce2" office:value-type="string">
            <text:p>Saksa</text:p>
          </table:table-cell>
          <table:table-cell table:style-name="ce2" office:value-type="string">
            <text:p>Alemán</text:p>
          </table:table-cell>
          <table:table-cell table:style-name="ce2" office:value-type="string">
            <text:p>Deutsche</text:p>
          </table:table-cell>
          <table:table-cell table:style-name="ce2" office:value-type="string">
            <text:p>Alemão</text:p>
          </table:table-cell>
          <table:table-cell table:style-name="ce2" office:value-type="string">
            <text:p>Allemand</text:p>
          </table:table-cell>
          <table:table-cell table:style-name="ce2" office:value-type="string">
            <text:p>Tedesco</text:p>
          </table:table-cell>
          <table:table-cell table:number-columns-repeated="1016"/>
        </table:table-row>
        <table:table-row table:style-name="ro2">
          <table:table-cell office:value-type="string">
            <text:p>UI_LANGUAGE_PORTUGESE</text:p>
          </table:table-cell>
          <table:table-cell table:style-name="ce2" office:value-type="string">
            <text:p>Portuguese</text:p>
          </table:table-cell>
          <table:table-cell table:style-name="ce2" office:value-type="string">
            <text:p>Portugali</text:p>
          </table:table-cell>
          <table:table-cell table:style-name="ce2" office:value-type="string">
            <text:p>Portugués</text:p>
          </table:table-cell>
          <table:table-cell table:style-name="ce2" office:value-type="string">
            <text:p>Portugiesisch</text:p>
          </table:table-cell>
          <table:table-cell table:style-name="ce2" office:value-type="string">
            <text:p>Português</text:p>
          </table:table-cell>
          <table:table-cell table:style-name="ce2" office:value-type="string">
            <text:p>Portugais</text:p>
          </table:table-cell>
          <table:table-cell table:style-name="ce2" office:value-type="string">
            <text:p>Portoghese</text:p>
          </table:table-cell>
          <table:table-cell table:number-columns-repeated="1016"/>
        </table:table-row>
        <table:table-row table:style-name="ro2">
          <table:table-cell office:value-type="string">
            <text:p>UI_LANGUAGE_FRENCH</text:p>
          </table:table-cell>
          <table:table-cell table:style-name="ce2" office:value-type="string">
            <text:p>French</text:p>
          </table:table-cell>
          <table:table-cell table:style-name="ce2" office:value-type="string">
            <text:p>Ranska</text:p>
          </table:table-cell>
          <table:table-cell table:style-name="ce2" office:value-type="string">
            <text:p>Francés</text:p>
          </table:table-cell>
          <table:table-cell table:style-name="ce2" office:value-type="string">
            <text:p>Französisch</text:p>
          </table:table-cell>
          <table:table-cell table:style-name="ce2" office:value-type="string">
            <text:p>Francês</text:p>
          </table:table-cell>
          <table:table-cell table:style-name="ce2" office:value-type="string">
            <text:p>Français</text:p>
          </table:table-cell>
          <table:table-cell table:style-name="ce2" office:value-type="string">
            <text:p>Francese</text:p>
          </table:table-cell>
          <table:table-cell table:number-columns-repeated="1016"/>
        </table:table-row>
        <table:table-row table:style-name="ro2">
          <table:table-cell office:value-type="string">
            <text:p>UI_LANGUAGE_ITALIAN</text:p>
          </table:table-cell>
          <table:table-cell table:style-name="ce2" office:value-type="string">
            <text:p>Italian</text:p>
          </table:table-cell>
          <table:table-cell table:style-name="ce2" office:value-type="string">
            <text:p>Italia</text:p>
          </table:table-cell>
          <table:table-cell table:style-name="ce2" office:value-type="string">
            <text:p>Italiano</text:p>
          </table:table-cell>
          <table:table-cell table:style-name="ce2" office:value-type="string">
            <text:p>Italienisch</text:p>
          </table:table-cell>
          <table:table-cell table:style-name="ce2" office:value-type="string">
            <text:p>Italiano</text:p>
          </table:table-cell>
          <table:table-cell table:style-name="ce2" office:value-type="string">
            <text:p>Italien</text:p>
          </table:table-cell>
          <table:table-cell table:style-name="ce2" office:value-type="string">
            <text:p>Italiano</text:p>
          </table:table-cell>
          <table:table-cell table:number-columns-repeated="1016"/>
        </table:table-row>
        <table:table-row table:style-name="ro2">
          <table:table-cell office:value-type="string">
            <text:p>UI_WORLD_METALSKIN_HEADER</text:p>
          </table:table-cell>
          <table:table-cell table:style-name="ce2" office:value-type="string">
            <text:p>METAL SKIN</text:p>
          </table:table-cell>
          <table:table-cell table:style-name="ce2" office:value-type="string">
            <text:p>RAUTANAHKA</text:p>
          </table:table-cell>
          <table:table-cell table:style-name="ce2" office:value-type="string">
            <text:p>PIEL DE METAL</text:p>
          </table:table-cell>
          <table:table-cell table:style-name="ce2" office:value-type="string">
            <text:p>METALHAUT</text:p>
          </table:table-cell>
          <table:table-cell table:style-name="ce2" office:value-type="string">
            <text:p>PELE DE METAL</text:p>
          </table:table-cell>
          <table:table-cell table:style-name="ce2" office:value-type="string">
            <text:p>PEAU MÉTALLIQUE</text:p>
          </table:table-cell>
          <table:table-cell table:style-name="ce2" office:value-type="string">
            <text:p>PELLE METALLICA</text:p>
          </table:table-cell>
          <table:table-cell table:number-columns-repeated="1016"/>
        </table:table-row>
        <table:table-row table:style-name="ro8">
          <table:table-cell office:value-type="string">
            <text:p>UI_WORLD_METALSKIN_TEXT</text:p>
          </table:table-cell>
          <table:table-cell table:style-name="ce2" office:value-type="string">
            <text:p>Shields you from harm, at the cost of a rune from your circle...</text:p>
          </table:table-cell>
          <table:table-cell table:style-name="ce2" office:value-type="string">
            <text:p>Suojelee sinua vahingolta, mutta maksaa riimun viereltäsi...</text:p>
          </table:table-cell>
          <table:table-cell table:style-name="ce2" office:value-type="string">
            <text:p>Te protege del daño, a costa de una runa de tu círculo ...</text:p>
          </table:table-cell>
          <table:table-cell table:style-name="ce2" office:value-type="string">
            <text:p>Schützt dich vor Schaden, auf Kosten einer Rune aus deinem Kreis ...</text:p>
          </table:table-cell>
          <table:table-cell table:style-name="ce2" office:value-type="string">
            <text:p>Protege você de dano, ao custo de uma runa de seu círculo ...</text:p>
          </table:table-cell>
          <table:table-cell table:style-name="ce2" office:value-type="string">
            <text:p>Vous évite de vous blesser, au prix d'une rune de votre cercle ...</text:p>
          </table:table-cell>
          <table:table-cell table:style-name="ce2" office:value-type="string">
            <text:p>Ti protegge dal male, a costo di una runa del tuo cerchio ...</text:p>
          </table:table-cell>
          <table:table-cell table:number-columns-repeated="1016"/>
        </table:table-row>
        <table:table-row table:style-name="ro2">
          <table:table-cell office:value-type="string">
            <text:p>UI_WORLD_METEORDASH_HEADER</text:p>
          </table:table-cell>
          <table:table-cell table:style-name="ce2" office:value-type="string">
            <text:p>METEOR DASH</text:p>
          </table:table-cell>
          <table:table-cell table:style-name="ce2" office:value-type="string">
            <text:p>METEORIRYKÄISY</text:p>
          </table:table-cell>
          <table:table-cell table:style-name="ce2" office:value-type="string">
            <text:p>EMBESTIDA METEORITO</text:p>
          </table:table-cell>
          <table:table-cell table:style-name="ce2" office:value-type="string">
            <text:p>METEORSCHLAG</text:p>
          </table:table-cell>
          <table:table-cell table:style-name="ce2" office:value-type="string">
            <text:p>COLISÃO DE METEOROS</text:p>
          </table:table-cell>
          <table:table-cell table:style-name="ce2" office:value-type="string">
            <text:p>TIRET DE MÉTÉORITE</text:p>
          </table:table-cell>
          <table:table-cell table:style-name="ce2" office:value-type="string">
            <text:p>METEORITE TRATTINO</text:p>
          </table:table-cell>
          <table:table-cell table:number-columns-repeated="1016"/>
        </table:table-row>
        <table:table-row table:style-name="ro9">
          <table:table-cell office:value-type="string">
            <text:p>UI_WORLD_METEORDASH_TEXT</text:p>
          </table:table-cell>
          <table:table-cell table:style-name="ce2" office:value-type="string">
            <text:p>A burst of speed, a body of steel! Use it to charge or escape.</text:p>
          </table:table-cell>
          <table:table-cell table:style-name="ce2" office:value-type="string">
            <text:p>Räjähtävä nopeus, teräksinen keho. Väistä vastustajiasi tällä loitsulla!</text:p>
          </table:table-cell>
          <table:table-cell office:value-type="string">
            <text:p>¡Una explosión de velocidad, un cuerpo de acero! Úselo para cargar o escapar.</text:p>
          </table:table-cell>
          <table:table-cell table:style-name="ce2" office:value-type="string">
            <text:p>Ein Platzen der Geschwindigkeit, ein Körper aus Stahl! Verwenden Sie es zu laden oder zu entkommen.</text:p>
          </table:table-cell>
          <table:table-cell table:style-name="ce2" office:value-type="string">
            <text:p>Uma explosão de velocidade, um corpo de aço! Use-o para carregar ou escapar.</text:p>
          </table:table-cell>
          <table:table-cell table:style-name="ce2" office:value-type="string">
            <text:p>Un éclatement de vitesse, un corps d'acier! Utilisez-le pour charger ou échapper.</text:p>
          </table:table-cell>
          <table:table-cell table:style-name="ce2" office:value-type="string">
            <text:p>Un colpo di velocità, un corpo d'acciaio! Usalo per caricare o sfuggire.</text:p>
          </table:table-cell>
          <table:table-cell table:number-columns-repeated="1016"/>
        </table:table-row>
        <table:table-row table:style-name="ro2">
          <table:table-cell office:value-type="string">
            <text:p>UI_WORLD_FORGEFURY_HEADER</text:p>
          </table:table-cell>
          <table:table-cell table:style-name="ce2" office:value-type="string">
            <text:p>FORGEFURY</text:p>
          </table:table-cell>
          <table:table-cell table:style-name="ce2" office:value-type="string">
            <text:p>SÄKENÖIVÄ VOIMA</text:p>
          </table:table-cell>
          <table:table-cell office:value-type="string">
            <text:p>FORJAR LA FURIA</text:p>
          </table:table-cell>
          <table:table-cell table:style-name="ce2" office:value-type="string">
            <text:p>SCHMEISSEN</text:p>
          </table:table-cell>
          <table:table-cell table:style-name="ce2" office:value-type="string">
            <text:p>FORJAR FÚRIA</text:p>
          </table:table-cell>
          <table:table-cell table:style-name="ce2" office:value-type="string">
            <text:p>FORGER LA FUREUR</text:p>
          </table:table-cell>
          <table:table-cell table:style-name="ce2" office:value-type="string">
            <text:p>FORGIARE LA FURIA</text:p>
          </table:table-cell>
          <table:table-cell table:number-columns-repeated="1016"/>
        </table:table-row>
        <table:table-row table:style-name="ro8">
          <table:table-cell office:value-type="string">
            <text:p>UI_WORLD_FORGEFURY_TEXT</text:p>
          </table:table-cell>
          <table:table-cell table:style-name="ce2" office:value-type="string">
            <text:p>Collect ember gems and become a comet of fiery wrath!</text:p>
          </table:table-cell>
          <table:table-cell table:style-name="ce2" office:value-type="string">
            <text:p>Kerää kristalleja ja muutu koston komeetaksi!</text:p>
          </table:table-cell>
          <table:table-cell office:value-type="string">
            <text:p>Recoge gemas de ascua y se convierte en un cometa de ira ardiente!</text:p>
          </table:table-cell>
          <table:table-cell table:style-name="ce2" office:value-type="string">
            <text:p>Sammle ember Edelsteine und werde ein Komet des feurigen Zorns!</text:p>
          </table:table-cell>
          <table:table-cell table:style-name="ce2" office:value-type="string">
            <text:p>Colete gemas de brasa e torne-se um cometa de ira ardente!</text:p>
          </table:table-cell>
          <table:table-cell table:style-name="ce2" office:value-type="string">
            <text:p>Recueillir des gemmes de braise et devenir une comète de colère de feu!</text:p>
          </table:table-cell>
          <table:table-cell table:style-name="ce2" office:value-type="string">
            <text:p>Raccogli le gemme di uomini e diventate una cometa di collera infuocata!</text:p>
          </table:table-cell>
          <table:table-cell table:number-columns-repeated="1016"/>
        </table:table-row>
        <table:table-row table:style-name="ro2">
          <table:table-cell office:value-type="string">
            <text:p>UI_WORLD_FIREBALL_HEADER</text:p>
          </table:table-cell>
          <table:table-cell table:style-name="ce2" office:value-type="string">
            <text:p>FIREBALL</text:p>
          </table:table-cell>
          <table:table-cell table:style-name="ce2" office:value-type="string">
            <text:p>TULIPALLO</text:p>
          </table:table-cell>
          <table:table-cell table:style-name="ce2" office:value-type="string">
            <text:p>BOLA DE FUERGO</text:p>
          </table:table-cell>
          <table:table-cell table:style-name="ce2" office:value-type="string">
            <text:p>FEUERBALL</text:p>
          </table:table-cell>
          <table:table-cell table:style-name="ce2" office:value-type="string">
            <text:p>BOLA FOGO</text:p>
          </table:table-cell>
          <table:table-cell table:style-name="ce2" office:value-type="string">
            <text:p>BOULE DE FEU</text:p>
          </table:table-cell>
          <table:table-cell table:style-name="ce2" office:value-type="string">
            <text:p>BOLIDE</text:p>
          </table:table-cell>
          <table:table-cell table:number-columns-repeated="1016"/>
        </table:table-row>
        <table:table-row table:style-name="ro10">
          <table:table-cell office:value-type="string">
            <text:p>UI_WORLD_FIREBALL_TEXT</text:p>
          </table:table-cell>
          <table:table-cell table:style-name="ce2" office:value-type="string">
            <text:p>Channel energy through your staff to unleash a torrent of destructive blasts. Our primary weapon!</text:p>
          </table:table-cell>
          <table:table-cell table:style-name="ce2" office:value-type="string">
            <text:p>Kanavoi sielusi ahjon voimaa ampuaksesi liekkejä. Voimakas ase!</text:p>
          </table:table-cell>
          <table:table-cell table:style-name="ce2" office:value-type="string">
            <text:p>Canal de energía a través de su personal para desencadenar un torrente de explosiones destructivas. Nuestro arma principal!</text:p>
          </table:table-cell>
          <table:table-cell table:style-name="ce2" office:value-type="string">
            <text:p>Kanal Energie durch Ihre Mitarbeiter, um einen Strom von zerstörerischen Blasten zu entfesseln. Unsere primäre Waffe!</text:p>
          </table:table-cell>
          <table:table-cell table:style-name="ce2" office:value-type="string">
            <text:p>Canal de energia através de sua equipe para desencadear uma torrente de explosões destrutivas. Nossa arma principal!</text:p>
          </table:table-cell>
          <table:table-cell table:style-name="ce2" office:value-type="string">
            <text:p>Faites de l'énergie de la chaîne grâce à votre personnel pour déclencher un torrent de explosions destructrices. Notre arme principale!</text:p>
          </table:table-cell>
          <table:table-cell table:style-name="ce2" office:value-type="string">
            <text:p>Canalizza l'energia attraverso il tuo personale per scatenare un torrente di esplosioni distruttive. La nostra arma primaria!</text:p>
          </table:table-cell>
          <table:table-cell table:number-columns-repeated="1016"/>
        </table:table-row>
        <table:table-row table:style-name="ro3">
          <table:table-cell office:value-type="string">
            <text:p>UI_WORLD_INTROBOOK_SENDOFF</text:p>
          </table:table-cell>
          <table:table-cell table:style-name="ce2" office:value-type="string">
            <text:p>You must not fail!</text:p>
          </table:table-cell>
          <table:table-cell table:style-name="ce2" office:value-type="string">
            <text:p>Tämä on viimeinen kokeesi!</text:p>
          </table:table-cell>
          <table:table-cell table:style-name="ce2" office:value-type="string">
            <text:p>¡No debes fallar!</text:p>
          </table:table-cell>
          <table:table-cell table:style-name="ce2" office:value-type="string">
            <text:p>Du darfst nicht versagen!</text:p>
          </table:table-cell>
          <table:table-cell table:style-name="ce2" office:value-type="string">
            <text:p>Você não deve falhar!</text:p>
          </table:table-cell>
          <table:table-cell table:style-name="ce2" office:value-type="string">
            <text:p>Vous ne devez pas échouer!</text:p>
          </table:table-cell>
          <table:table-cell table:style-name="ce2" office:value-type="string">
            <text:p>Non devi fallire!</text:p>
          </table:table-cell>
          <table:table-cell table:number-columns-repeated="1016"/>
        </table:table-row>
        <table:table-row table:style-name="ro11">
          <table:table-cell office:value-type="string">
            <text:p>UI_WORLD_INTROBOOK_TEXT</text:p>
          </table:table-cell>
          <table:table-cell table:style-name="ce2" office:value-type="string">
            <text:p>If you're reading this, I have met my end. Perhaps it was at the hands of a rival, or the ghastly result of a failed invention. These halls will fall into chaos. The automaton servants will rebel. My experiments will escape. Havoc will be wrought! /n/n But I have prepared you well. Use the forge magic I've taught you to regain control. Prove yourself worthy, and the manor will bow to your will! </text:p>
          </table:table-cell>
          <table:table-cell table:style-name="ce2" office:value-type="string">
            <text:p>Jos luet tätä, olen kuollut. Lopullisesti. Ehkäpä surmani koitti vastustajani säilästä, tai oman keksintöni kourissa. Jätän kuitenkin kartanoni sinulle - olettaen että saat sen tyhjennettyä kapinoivien keksinöjeni ikeestä.</text:p>
          </table:table-cell>
          <table:table-cell office:value-type="string">
            <text:p>Si estás leyendo esto, he conocido mi final. Tal vez fue a manos de un rival, o el resultado espantoso de una invención fracasada. Estas salas caerán en el caos. Los sirvientes del autómata se rebelarán. Mis experimentos escaparán. Havoc será forjado!</text:p>
          </table:table-cell>
          <table:table-cell office:value-type="string">
            <text:p>Wenn du das liest, habe ich mein Ende getroffen. Vielleicht war es in den Händen eines Konkurrenten, oder das grässliche Ergebnis einer gescheiterten Erfindung. Diese Hallen werden ins Chaos fallen. Die automatischen Diener werden rebellieren. Meine Experimente werden entkommen. Havoc wird geschafft!k</text:p>
          </table:table-cell>
          <table:table-cell table:style-name="ce2" office:value-type="string">
            <text:p>Se você está lendo isso, eu conheci o meu fim. Talvez fosse nas mãos de um rival, ou o resultado horrível de uma invenção fracassada. Estes salões cairão no caos. Os servidores do autômato se rebelarão. Meus experimentos escapam. Havoc será forjado!</text:p>
          </table:table-cell>
          <table:table-cell table:style-name="ce2" office:value-type="string">
            <text:p>Si vous lisez ceci, j'ai rencontré ma fin. Peut-être était-il entre les mains d'un rival, ou le résultat horrible d'une invention défaillante. Ces salles vont tomber dans le chaos. Les serviteurs de l'automate se rebelleront. Mes expériences s'échapperont. Havoc sera forgé!</text:p>
          </table:table-cell>
          <table:table-cell table:style-name="ce2" office:value-type="string">
            <text:p>Se stai leggendo questo, ho incontrato la mia fine. Forse era per mano di un rivale, o il risultato spaventoso di una invenzione fallita. Queste sale cadranno nel caos. I servi dell'automa si ribellano. I miei esperimenti sfuggiranno. L'inganno sarà fatta!</text:p>
          </table:table-cell>
          <table:table-cell table:number-columns-repeated="1016"/>
        </table:table-row>
        <table:table-row table:style-name="ro1" table:number-rows-repeated="104849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5/15/2017</text:date>, <text:time>00:21:0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initial-creator>Janne Forsell</meta:initial-creator>
    <dc:creator>Mike Mikeford</dc:creator>
    <meta:creation-date>2017-02-19T22:46:20Z</meta:creation-date>
    <dc:date>2017-05-15T00:21:02.46</dc:date>
    <meta:editing-duration>PT28M12S</meta:editing-duration>
    <meta:editing-cycles>1</meta:editing-cycles>
    <meta:document-statistic meta:table-count="1" meta:cell-count="672" meta:object-count="0"/>
  </office:meta>
</office:document-meta>
</file>